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37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_Wed_May_20_01-33-06_2020" table:style-name="ta1">
        <table:shapes>
          <draw:frame draw:z-index="0" draw:style-name="gr1" draw:text-style-name="P1" svg:width="6.2988in" svg:height="3.5429in" svg:x="7.6098in" svg:y="0.5339in">
            <draw:object draw:notify-on-update-of-ranges="'Log_Wed_May_20_01-33-06_2020'.C4:'Log_Wed_May_20_01-33-06_2020'.C4 'Log_Wed_May_20_01-33-06_2020'.C5:'Log_Wed_May_20_01-33-06_2020'.C1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EarthPod Sensor Log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Created: Wed May 20 01:33:06 2020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ce1" office:value-type="string" calcext:value-type="string">
            <text:p>Measurement Time</text:p>
          </table:table-cell>
          <table:table-cell table:style-name="ce1" office:value-type="string" calcext:value-type="string">
            <text:p>Time Step (s)</text:p>
          </table:table-cell>
          <table:table-cell table:style-name="ce1" office:value-type="string" calcext:value-type="string">
            <text:p>Temperature (C)</text:p>
          </table:table-cell>
          <table:table-cell table:style-name="ce1" office:value-type="string" calcext:value-type="string">
            <text:p>Humidity (%)</text:p>
          </table:table-cell>
          <table:table-cell table:style-name="ce1" office:value-type="string" calcext:value-type="string">
            <text:p>Light (lux)</text:p>
          </table:table-cell>
          <table:table-cell table:style-name="ce1" office:value-type="string" calcext:value-type="string">
            <text:p>Pressure (kPa)</text:p>
          </table:table-cell>
          <table:table-cell/>
        </table:table-row>
        <table:table-row table:style-name="ro1">
          <table:table-cell office:value-type="string" calcext:value-type="string">
            <text:p>Wed May 20 01:33:13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0.77" calcext:value-type="float">
            <text:p>30.77</text:p>
          </table:table-cell>
          <table:table-cell office:value-type="float" office:value="30.735" calcext:value-type="float">
            <text:p>30.735</text:p>
          </table:table-cell>
          <table:table-cell office:value-type="float" office:value="47.8" calcext:value-type="float">
            <text:p>47.8</text:p>
          </table:table-cell>
          <table:table-cell office:value-type="float" office:value="96.460324218" calcext:value-type="float">
            <text:p>96.460324218</text:p>
          </table:table-cell>
          <table:table-cell/>
        </table:table-row>
        <table:table-row table:style-name="ro1">
          <table:table-cell office:value-type="string" calcext:value-type="string">
            <text:p>Wed May 20 01:33:19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30.732" calcext:value-type="float">
            <text:p>30.732</text:p>
          </table:table-cell>
          <table:table-cell office:value-type="float" office:value="33.935" calcext:value-type="float">
            <text:p>33.935</text:p>
          </table:table-cell>
          <table:table-cell office:value-type="float" office:value="182.4" calcext:value-type="float">
            <text:p>182.4</text:p>
          </table:table-cell>
          <table:table-cell office:value-type="float" office:value="96.459230468" calcext:value-type="float">
            <text:p>96.459230468</text:p>
          </table:table-cell>
          <table:table-cell/>
        </table:table-row>
        <table:table-row table:style-name="ro1">
          <table:table-cell office:value-type="string" calcext:value-type="string">
            <text:p>Wed May 20 01:33:25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30.739" calcext:value-type="float">
            <text:p>30.739</text:p>
          </table:table-cell>
          <table:table-cell office:value-type="float" office:value="32.872" calcext:value-type="float">
            <text:p>32.872</text:p>
          </table:table-cell>
          <table:table-cell office:value-type="float" office:value="189.44" calcext:value-type="float">
            <text:p>189.44</text:p>
          </table:table-cell>
          <table:table-cell office:value-type="float" office:value="96.461839843" calcext:value-type="float">
            <text:p>96.461839843</text:p>
          </table:table-cell>
          <table:table-cell/>
        </table:table-row>
        <table:table-row table:style-name="ro1">
          <table:table-cell office:value-type="string" calcext:value-type="string">
            <text:p>Wed May 20 02:00:02 2020</text:p>
          </table:table-cell>
          <table:table-cell office:value-type="float" office:value="1597.137" calcext:value-type="float">
            <text:p>1597.137</text:p>
          </table:table-cell>
          <table:table-cell office:value-type="float" office:value="30.792" calcext:value-type="float">
            <text:p>30.792</text:p>
          </table:table-cell>
          <table:table-cell office:value-type="float" office:value="32.617" calcext:value-type="float">
            <text:p>32.617</text:p>
          </table:table-cell>
          <table:table-cell office:value-type="float" office:value="445.12" calcext:value-type="float">
            <text:p>445.12</text:p>
          </table:table-cell>
          <table:table-cell office:value-type="float" office:value="96.4613125" calcext:value-type="float">
            <text:p>96.4613125</text:p>
          </table:table-cell>
          <table:table-cell/>
        </table:table-row>
        <table:table-row table:style-name="ro1">
          <table:table-cell office:value-type="string" calcext:value-type="string">
            <text:p>Wed May 20 02:00:08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30.664" calcext:value-type="float">
            <text:p>30.664</text:p>
          </table:table-cell>
          <table:table-cell office:value-type="float" office:value="31.297" calcext:value-type="float">
            <text:p>31.297</text:p>
          </table:table-cell>
          <table:table-cell office:value-type="float" office:value="125.68" calcext:value-type="float">
            <text:p>125.68</text:p>
          </table:table-cell>
          <table:table-cell office:value-type="float" office:value="96.459707031" calcext:value-type="float">
            <text:p>96.459707031</text:p>
          </table:table-cell>
          <table:table-cell/>
        </table:table-row>
        <table:table-row table:style-name="ro1">
          <table:table-cell office:value-type="string" calcext:value-type="string">
            <text:p>Wed May 20 02:00:13 2020</text:p>
          </table:table-cell>
          <table:table-cell office:value-type="float" office:value="5.894" calcext:value-type="float">
            <text:p>5.894</text:p>
          </table:table-cell>
          <table:table-cell office:value-type="float" office:value="30.712" calcext:value-type="float">
            <text:p>30.712</text:p>
          </table:table-cell>
          <table:table-cell office:value-type="float" office:value="32.94" calcext:value-type="float">
            <text:p>32.94</text:p>
          </table:table-cell>
          <table:table-cell office:value-type="float" office:value="125.36" calcext:value-type="float">
            <text:p>125.36</text:p>
          </table:table-cell>
          <table:table-cell office:value-type="float" office:value="96.460734375" calcext:value-type="float">
            <text:p>96.460734375</text:p>
          </table:table-cell>
          <table:table-cell/>
        </table:table-row>
        <table:table-row table:style-name="ro1">
          <table:table-cell office:value-type="string" calcext:value-type="string">
            <text:p>Wed May 20 02:00:19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30.744" calcext:value-type="float">
            <text:p>30.744</text:p>
          </table:table-cell>
          <table:table-cell office:value-type="float" office:value="33.1" calcext:value-type="float">
            <text:p>33.1</text:p>
          </table:table-cell>
          <table:table-cell office:value-type="float" office:value="173.12" calcext:value-type="float">
            <text:p>173.12</text:p>
          </table:table-cell>
          <table:table-cell office:value-type="float" office:value="96.453640625" calcext:value-type="float">
            <text:p>96.453640625</text:p>
          </table:table-cell>
          <table:table-cell/>
        </table:table-row>
        <table:table-row table:style-name="ro1">
          <table:table-cell office:value-type="string" calcext:value-type="string">
            <text:p>Wed May 20 02:00:25 2020</text:p>
          </table:table-cell>
          <table:table-cell office:value-type="float" office:value="5.897" calcext:value-type="float">
            <text:p>5.897</text:p>
          </table:table-cell>
          <table:table-cell office:value-type="float" office:value="30.702" calcext:value-type="float">
            <text:p>30.702</text:p>
          </table:table-cell>
          <table:table-cell office:value-type="float" office:value="32.604" calcext:value-type="float">
            <text:p>32.604</text:p>
          </table:table-cell>
          <table:table-cell office:value-type="float" office:value="383.52" calcext:value-type="float">
            <text:p>383.52</text:p>
          </table:table-cell>
          <table:table-cell office:value-type="float" office:value="96.45746875" calcext:value-type="float">
            <text:p>96.45746875</text:p>
          </table:table-cell>
          <table:table-cell/>
        </table:table-row>
        <table:table-row table:style-name="ro1">
          <table:table-cell office:value-type="string" calcext:value-type="string">
            <text:p>Wed May 20 02:00:31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30.634" calcext:value-type="float">
            <text:p>30.634</text:p>
          </table:table-cell>
          <table:table-cell office:value-type="float" office:value="32.432" calcext:value-type="float">
            <text:p>32.432</text:p>
          </table:table-cell>
          <table:table-cell office:value-type="float" office:value="573.76" calcext:value-type="float">
            <text:p>573.76</text:p>
          </table:table-cell>
          <table:table-cell office:value-type="float" office:value="96.457699218" calcext:value-type="float">
            <text:p>96.457699218</text:p>
          </table:table-cell>
          <table:table-cell/>
        </table:table-row>
        <table:table-row table:style-name="ro1">
          <table:table-cell office:value-type="string" calcext:value-type="string">
            <text:p>Wed May 20 02:00:37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30.626" calcext:value-type="float">
            <text:p>30.626</text:p>
          </table:table-cell>
          <table:table-cell office:value-type="float" office:value="32.662" calcext:value-type="float">
            <text:p>32.662</text:p>
          </table:table-cell>
          <table:table-cell office:value-type="float" office:value="669.44" calcext:value-type="float">
            <text:p>669.44</text:p>
          </table:table-cell>
          <table:table-cell office:value-type="float" office:value="96.462148437" calcext:value-type="float">
            <text:p>96.462148437</text:p>
          </table:table-cell>
          <table:table-cell/>
        </table:table-row>
        <table:table-row table:style-name="ro1">
          <table:table-cell office:value-type="string" calcext:value-type="string">
            <text:p>Wed May 20 02:00:43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30.588" calcext:value-type="float">
            <text:p>30.588</text:p>
          </table:table-cell>
          <table:table-cell office:value-type="float" office:value="33.921" calcext:value-type="float">
            <text:p>33.921</text:p>
          </table:table-cell>
          <table:table-cell office:value-type="float" office:value="648.32" calcext:value-type="float">
            <text:p>648.32</text:p>
          </table:table-cell>
          <table:table-cell office:value-type="float" office:value="96.463664062" calcext:value-type="float">
            <text:p>96.463664062</text:p>
          </table:table-cell>
          <table:table-cell/>
        </table:table-row>
        <table:table-row table:style-name="ro1">
          <table:table-cell office:value-type="string" calcext:value-type="string">
            <text:p>Wed May 20 02:00:49 2020</text:p>
          </table:table-cell>
          <table:table-cell office:value-type="float" office:value="5.895" calcext:value-type="float">
            <text:p>5.895</text:p>
          </table:table-cell>
          <table:table-cell office:value-type="float" office:value="30.686" calcext:value-type="float">
            <text:p>30.686</text:p>
          </table:table-cell>
          <table:table-cell office:value-type="float" office:value="34.017" calcext:value-type="float">
            <text:p>34.017</text:p>
          </table:table-cell>
          <table:table-cell office:value-type="float" office:value="283.2" calcext:value-type="float">
            <text:p>283.2</text:p>
          </table:table-cell>
          <table:table-cell office:value-type="float" office:value="96.460402343" calcext:value-type="float">
            <text:p>96.460402343</text:p>
          </table:table-cell>
          <table:table-cell/>
        </table:table-row>
        <table:table-row table:style-name="ro1">
          <table:table-cell office:value-type="string" calcext:value-type="string">
            <text:p>Wed May 20 02:00:55 2020</text:p>
          </table:table-cell>
          <table:table-cell office:value-type="float" office:value="5.897" calcext:value-type="float">
            <text:p>5.897</text:p>
          </table:table-cell>
          <table:table-cell office:value-type="float" office:value="30.795" calcext:value-type="float">
            <text:p>30.795</text:p>
          </table:table-cell>
          <table:table-cell office:value-type="float" office:value="32.484" calcext:value-type="float">
            <text:p>32.484</text:p>
          </table:table-cell>
          <table:table-cell office:value-type="float" office:value="762.24" calcext:value-type="float">
            <text:p>762.24</text:p>
          </table:table-cell>
          <table:table-cell office:value-type="float" office:value="96.461910156" calcext:value-type="float">
            <text:p>96.461910156</text:p>
          </table:table-cell>
          <table:table-cell/>
        </table:table-row>
        <table:table-row table:style-name="ro1">
          <table:table-cell office:value-type="string" calcext:value-type="string">
            <text:p>Wed May 20 02:01:01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30.827" calcext:value-type="float">
            <text:p>30.827</text:p>
          </table:table-cell>
          <table:table-cell office:value-type="float" office:value="31.555" calcext:value-type="float">
            <text:p>31.555</text:p>
          </table:table-cell>
          <table:table-cell office:value-type="float" office:value="778.24" calcext:value-type="float">
            <text:p>778.24</text:p>
          </table:table-cell>
          <table:table-cell office:value-type="float" office:value="96.461183593" calcext:value-type="float">
            <text:p>96.461183593</text:p>
          </table:table-cell>
          <table:table-cell/>
        </table:table-row>
        <table:table-row table:style-name="ro1">
          <table:table-cell office:value-type="string" calcext:value-type="string">
            <text:p>Wed May 20 02:01:07 2020</text:p>
          </table:table-cell>
          <table:table-cell office:value-type="float" office:value="5.902" calcext:value-type="float">
            <text:p>5.902</text:p>
          </table:table-cell>
          <table:table-cell office:value-type="float" office:value="30.9" calcext:value-type="float">
            <text:p>30.9</text:p>
          </table:table-cell>
          <table:table-cell office:value-type="float" office:value="33.293" calcext:value-type="float">
            <text:p>33.293</text:p>
          </table:table-cell>
          <table:table-cell office:value-type="float" office:value="796.8" calcext:value-type="float">
            <text:p>796.8</text:p>
          </table:table-cell>
          <table:table-cell office:value-type="float" office:value="96.458621093" calcext:value-type="float">
            <text:p>96.458621093</text:p>
          </table:table-cell>
          <table:table-cell/>
        </table:table-row>
        <table:table-row table:style-name="ro1">
          <table:table-cell office:value-type="string" calcext:value-type="string">
            <text:p>Wed May 20 02:01:12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30.963" calcext:value-type="float">
            <text:p>30.963</text:p>
          </table:table-cell>
          <table:table-cell office:value-type="float" office:value="32.391" calcext:value-type="float">
            <text:p>32.391</text:p>
          </table:table-cell>
          <table:table-cell office:value-type="float" office:value="906.88" calcext:value-type="float">
            <text:p>906.88</text:p>
          </table:table-cell>
          <table:table-cell office:value-type="float" office:value="96.459523437" calcext:value-type="float">
            <text:p>96.459523437</text:p>
          </table:table-cell>
          <table:table-cell/>
        </table:table-row>
        <table:table-row table:style-name="ro1">
          <table:table-cell office:value-type="string" calcext:value-type="string">
            <text:p>Wed May 20 02:01:18 2020</text:p>
          </table:table-cell>
          <table:table-cell office:value-type="float" office:value="5.9" calcext:value-type="float">
            <text:p>5.9</text:p>
          </table:table-cell>
          <table:table-cell office:value-type="float" office:value="30.961" calcext:value-type="float">
            <text:p>30.961</text:p>
          </table:table-cell>
          <table:table-cell office:value-type="float" office:value="32.179" calcext:value-type="float">
            <text:p>32.179</text:p>
          </table:table-cell>
          <table:table-cell office:value-type="float" office:value="897.92" calcext:value-type="float">
            <text:p>897.92</text:p>
          </table:table-cell>
          <table:table-cell office:value-type="float" office:value="96.46034375" calcext:value-type="float">
            <text:p>96.46034375</text:p>
          </table:table-cell>
          <table:table-cell/>
        </table:table-row>
        <table:table-row table:style-name="ro1">
          <table:table-cell office:value-type="string" calcext:value-type="string">
            <text:p>Wed May 20 02:01:24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30.973" calcext:value-type="float">
            <text:p>30.973</text:p>
          </table:table-cell>
          <table:table-cell office:value-type="float" office:value="32.653" calcext:value-type="float">
            <text:p>32.653</text:p>
          </table:table-cell>
          <table:table-cell office:value-type="float" office:value="912.64" calcext:value-type="float">
            <text:p>912.64</text:p>
          </table:table-cell>
          <table:table-cell office:value-type="float" office:value="96.460382812" calcext:value-type="float">
            <text:p>96.460382812</text:p>
          </table:table-cell>
          <table:table-cell/>
        </table:table-row>
        <table:table-row table:style-name="ro1">
          <table:table-cell office:value-type="string" calcext:value-type="string">
            <text:p>Wed May 20 02:01:30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31.067" calcext:value-type="float">
            <text:p>31.067</text:p>
          </table:table-cell>
          <table:table-cell office:value-type="float" office:value="31.849" calcext:value-type="float">
            <text:p>31.849</text:p>
          </table:table-cell>
          <table:table-cell office:value-type="float" office:value="860.16" calcext:value-type="float">
            <text:p>860.16</text:p>
          </table:table-cell>
          <table:table-cell office:value-type="float" office:value="96.460859375" calcext:value-type="float">
            <text:p>96.460859375</text:p>
          </table:table-cell>
          <table:table-cell/>
        </table:table-row>
        <table:table-row table:style-name="ro1">
          <table:table-cell office:value-type="string" calcext:value-type="string">
            <text:p>Wed May 20 02:01:36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30.989" calcext:value-type="float">
            <text:p>30.989</text:p>
          </table:table-cell>
          <table:table-cell office:value-type="float" office:value="31.75" calcext:value-type="float">
            <text:p>31.75</text:p>
          </table:table-cell>
          <table:table-cell office:value-type="float" office:value="534.4" calcext:value-type="float">
            <text:p>534.4</text:p>
          </table:table-cell>
          <table:table-cell office:value-type="float" office:value="96.459078125" calcext:value-type="float">
            <text:p>96.459078125</text:p>
          </table:table-cell>
          <table:table-cell/>
        </table:table-row>
        <table:table-row table:style-name="ro1">
          <table:table-cell office:value-type="string" calcext:value-type="string">
            <text:p>Wed May 20 02:01:42 2020</text:p>
          </table:table-cell>
          <table:table-cell office:value-type="float" office:value="5.896" calcext:value-type="float">
            <text:p>5.896</text:p>
          </table:table-cell>
          <table:table-cell office:value-type="float" office:value="31.021" calcext:value-type="float">
            <text:p>31.021</text:p>
          </table:table-cell>
          <table:table-cell office:value-type="float" office:value="29.789" calcext:value-type="float">
            <text:p>29.789</text:p>
          </table:table-cell>
          <table:table-cell office:value-type="float" office:value="412.16" calcext:value-type="float">
            <text:p>412.16</text:p>
          </table:table-cell>
          <table:table-cell office:value-type="float" office:value="96.462949218" calcext:value-type="float">
            <text:p>96.462949218</text:p>
          </table:table-cell>
          <table:table-cell/>
        </table:table-row>
        <table:table-row table:style-name="ro1">
          <table:table-cell office:value-type="string" calcext:value-type="string">
            <text:p>Wed May 20 02:01:48 2020</text:p>
          </table:table-cell>
          <table:table-cell office:value-type="float" office:value="5.897" calcext:value-type="float">
            <text:p>5.897</text:p>
          </table:table-cell>
          <table:table-cell office:value-type="float" office:value="31.099" calcext:value-type="float">
            <text:p>31.099</text:p>
          </table:table-cell>
          <table:table-cell office:value-type="float" office:value="31.716" calcext:value-type="float">
            <text:p>31.716</text:p>
          </table:table-cell>
          <table:table-cell office:value-type="float" office:value="415.36" calcext:value-type="float">
            <text:p>415.36</text:p>
          </table:table-cell>
          <table:table-cell office:value-type="float" office:value="96.461402343" calcext:value-type="float">
            <text:p>96.461402343</text:p>
          </table:table-cell>
          <table:table-cell/>
        </table:table-row>
        <table:table-row table:style-name="ro1">
          <table:table-cell office:value-type="string" calcext:value-type="string">
            <text:p>Wed May 20 02:01:54 2020</text:p>
          </table:table-cell>
          <table:table-cell office:value-type="float" office:value="5.896" calcext:value-type="float">
            <text:p>5.896</text:p>
          </table:table-cell>
          <table:table-cell office:value-type="float" office:value="31.132" calcext:value-type="float">
            <text:p>31.132</text:p>
          </table:table-cell>
          <table:table-cell office:value-type="float" office:value="31.242" calcext:value-type="float">
            <text:p>31.242</text:p>
          </table:table-cell>
          <table:table-cell office:value-type="float" office:value="177.76" calcext:value-type="float">
            <text:p>177.76</text:p>
          </table:table-cell>
          <table:table-cell office:value-type="float" office:value="96.456722656" calcext:value-type="float">
            <text:p>96.456722656</text:p>
          </table:table-cell>
          <table:table-cell/>
        </table:table-row>
        <table:table-row table:style-name="ro1">
          <table:table-cell office:value-type="string" calcext:value-type="string">
            <text:p>Wed May 20 02:02:00 2020</text:p>
          </table:table-cell>
          <table:table-cell office:value-type="float" office:value="5.897" calcext:value-type="float">
            <text:p>5.897</text:p>
          </table:table-cell>
          <table:table-cell office:value-type="float" office:value="31.135" calcext:value-type="float">
            <text:p>31.135</text:p>
          </table:table-cell>
          <table:table-cell office:value-type="float" office:value="33.615" calcext:value-type="float">
            <text:p>33.615</text:p>
          </table:table-cell>
          <table:table-cell office:value-type="float" office:value="376.64" calcext:value-type="float">
            <text:p>376.64</text:p>
          </table:table-cell>
          <table:table-cell office:value-type="float" office:value="96.457042968" calcext:value-type="float">
            <text:p>96.457042968</text:p>
          </table:table-cell>
          <table:table-cell/>
        </table:table-row>
        <table:table-row table:style-name="ro1">
          <table:table-cell office:value-type="string" calcext:value-type="string">
            <text:p>Wed May 20 02:02:06 2020</text:p>
          </table:table-cell>
          <table:table-cell office:value-type="float" office:value="5.9" calcext:value-type="float">
            <text:p>5.9</text:p>
          </table:table-cell>
          <table:table-cell office:value-type="float" office:value="31.243" calcext:value-type="float">
            <text:p>31.243</text:p>
          </table:table-cell>
          <table:table-cell office:value-type="float" office:value="31.813" calcext:value-type="float">
            <text:p>31.813</text:p>
          </table:table-cell>
          <table:table-cell office:value-type="float" office:value="256.64" calcext:value-type="float">
            <text:p>256.64</text:p>
          </table:table-cell>
          <table:table-cell office:value-type="float" office:value="96.46" calcext:value-type="float">
            <text:p>96.46</text:p>
          </table:table-cell>
          <table:table-cell/>
        </table:table-row>
        <table:table-row table:style-name="ro1">
          <table:table-cell office:value-type="string" calcext:value-type="string">
            <text:p>Wed May 20 02:02:11 2020</text:p>
          </table:table-cell>
          <table:table-cell office:value-type="float" office:value="5.897" calcext:value-type="float">
            <text:p>5.897</text:p>
          </table:table-cell>
          <table:table-cell office:value-type="float" office:value="31.23" calcext:value-type="float">
            <text:p>31.23</text:p>
          </table:table-cell>
          <table:table-cell office:value-type="float" office:value="35.635" calcext:value-type="float">
            <text:p>35.635</text:p>
          </table:table-cell>
          <table:table-cell office:value-type="float" office:value="247.04" calcext:value-type="float">
            <text:p>247.04</text:p>
          </table:table-cell>
          <table:table-cell office:value-type="float" office:value="96.461972656" calcext:value-type="float">
            <text:p>96.461972656</text:p>
          </table:table-cell>
          <table:table-cell/>
        </table:table-row>
        <table:table-row table:style-name="ro1">
          <table:table-cell office:value-type="string" calcext:value-type="string">
            <text:p>Wed May 20 02:02:17 2020</text:p>
          </table:table-cell>
          <table:table-cell office:value-type="float" office:value="5.897" calcext:value-type="float">
            <text:p>5.897</text:p>
          </table:table-cell>
          <table:table-cell office:value-type="float" office:value="31.323" calcext:value-type="float">
            <text:p>31.323</text:p>
          </table:table-cell>
          <table:table-cell office:value-type="float" office:value="31.251" calcext:value-type="float">
            <text:p>31.251</text:p>
          </table:table-cell>
          <table:table-cell office:value-type="float" office:value="458.24" calcext:value-type="float">
            <text:p>458.24</text:p>
          </table:table-cell>
          <table:table-cell office:value-type="float" office:value="96.460890625" calcext:value-type="float">
            <text:p>96.460890625</text:p>
          </table:table-cell>
          <table:table-cell/>
        </table:table-row>
        <table:table-row table:style-name="ro1">
          <table:table-cell office:value-type="string" calcext:value-type="string">
            <text:p>Wed May 20 02:02:23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31.22" calcext:value-type="float">
            <text:p>31.22</text:p>
          </table:table-cell>
          <table:table-cell office:value-type="float" office:value="30.554" calcext:value-type="float">
            <text:p>30.554</text:p>
          </table:table-cell>
          <table:table-cell office:value-type="float" office:value="186.72" calcext:value-type="float">
            <text:p>186.72</text:p>
          </table:table-cell>
          <table:table-cell office:value-type="float" office:value="96.460835937" calcext:value-type="float">
            <text:p>96.460835937</text:p>
          </table:table-cell>
          <table:table-cell/>
        </table:table-row>
        <table:table-row table:style-name="ro1">
          <table:table-cell office:value-type="string" calcext:value-type="string">
            <text:p>Wed May 20 02:02:29 2020</text:p>
          </table:table-cell>
          <table:table-cell office:value-type="float" office:value="5.902" calcext:value-type="float">
            <text:p>5.902</text:p>
          </table:table-cell>
          <table:table-cell office:value-type="float" office:value="31.369" calcext:value-type="float">
            <text:p>31.369</text:p>
          </table:table-cell>
          <table:table-cell office:value-type="float" office:value="31.947" calcext:value-type="float">
            <text:p>31.947</text:p>
          </table:table-cell>
          <table:table-cell office:value-type="float" office:value="309.92" calcext:value-type="float">
            <text:p>309.92</text:p>
          </table:table-cell>
          <table:table-cell office:value-type="float" office:value="96.45775" calcext:value-type="float">
            <text:p>96.45775</text:p>
          </table:table-cell>
          <table:table-cell/>
        </table:table-row>
        <table:table-row table:style-name="ro1">
          <table:table-cell office:value-type="string" calcext:value-type="string">
            <text:p>Wed May 20 02:02:35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31.341" calcext:value-type="float">
            <text:p>31.341</text:p>
          </table:table-cell>
          <table:table-cell office:value-type="float" office:value="32.348" calcext:value-type="float">
            <text:p>32.348</text:p>
          </table:table-cell>
          <table:table-cell office:value-type="float" office:value="471.04" calcext:value-type="float">
            <text:p>471.04</text:p>
          </table:table-cell>
          <table:table-cell office:value-type="float" office:value="96.458527343" calcext:value-type="float">
            <text:p>96.458527343</text:p>
          </table:table-cell>
          <table:table-cell/>
        </table:table-row>
        <table:table-row table:style-name="ro1">
          <table:table-cell office:value-type="string" calcext:value-type="string">
            <text:p>Wed May 20 02:02:41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31.359" calcext:value-type="float">
            <text:p>31.359</text:p>
          </table:table-cell>
          <table:table-cell office:value-type="float" office:value="32.539" calcext:value-type="float">
            <text:p>32.539</text:p>
          </table:table-cell>
          <table:table-cell office:value-type="float" office:value="26.22" calcext:value-type="float">
            <text:p>26.22</text:p>
          </table:table-cell>
          <table:table-cell office:value-type="float" office:value="96.461648437" calcext:value-type="float">
            <text:p>96.461648437</text:p>
          </table:table-cell>
          <table:table-cell/>
        </table:table-row>
        <table:table-row table:style-name="ro1">
          <table:table-cell office:value-type="string" calcext:value-type="string">
            <text:p>Wed May 20 02:02:47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31.366" calcext:value-type="float">
            <text:p>31.366</text:p>
          </table:table-cell>
          <table:table-cell office:value-type="float" office:value="31.225" calcext:value-type="float">
            <text:p>31.225</text:p>
          </table:table-cell>
          <table:table-cell office:value-type="float" office:value="11.02" calcext:value-type="float">
            <text:p>11.02</text:p>
          </table:table-cell>
          <table:table-cell office:value-type="float" office:value="96.460949218" calcext:value-type="float">
            <text:p>96.460949218</text:p>
          </table:table-cell>
          <table:table-cell/>
        </table:table-row>
        <table:table-row table:style-name="ro1">
          <table:table-cell office:value-type="string" calcext:value-type="string">
            <text:p>Wed May 20 02:02:53 2020</text:p>
          </table:table-cell>
          <table:table-cell office:value-type="float" office:value="5.9" calcext:value-type="float">
            <text:p>5.9</text:p>
          </table:table-cell>
          <table:table-cell office:value-type="float" office:value="32.552" calcext:value-type="float">
            <text:p>32.552</text:p>
          </table:table-cell>
          <table:table-cell office:value-type="float" office:value="27.287" calcext:value-type="float">
            <text:p>27.287</text:p>
          </table:table-cell>
          <table:table-cell office:value-type="float" office:value="5.45" calcext:value-type="float">
            <text:p>5.45</text:p>
          </table:table-cell>
          <table:table-cell office:value-type="float" office:value="96.4590625" calcext:value-type="float">
            <text:p>96.4590625</text:p>
          </table:table-cell>
          <table:table-cell/>
        </table:table-row>
        <table:table-row table:style-name="ro1">
          <table:table-cell office:value-type="string" calcext:value-type="string">
            <text:p>Wed May 20 02:02:59 2020</text:p>
          </table:table-cell>
          <table:table-cell office:value-type="float" office:value="5.905" calcext:value-type="float">
            <text:p>5.905</text:p>
          </table:table-cell>
          <table:table-cell office:value-type="float" office:value="33.97" calcext:value-type="float">
            <text:p>33.97</text:p>
          </table:table-cell>
          <table:table-cell office:value-type="float" office:value="26.199" calcext:value-type="float">
            <text:p>26.199</text:p>
          </table:table-cell>
          <table:table-cell office:value-type="float" office:value="5.56" calcext:value-type="float">
            <text:p>5.56</text:p>
          </table:table-cell>
          <table:table-cell office:value-type="float" office:value="96.456644531" calcext:value-type="float">
            <text:p>96.456644531</text:p>
          </table:table-cell>
          <table:table-cell/>
        </table:table-row>
        <table:table-row table:style-name="ro1">
          <table:table-cell office:value-type="string" calcext:value-type="string">
            <text:p>Wed May 20 02:03:05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35.276" calcext:value-type="float">
            <text:p>35.276</text:p>
          </table:table-cell>
          <table:table-cell office:value-type="float" office:value="24.125" calcext:value-type="float">
            <text:p>24.125</text:p>
          </table:table-cell>
          <table:table-cell office:value-type="float" office:value="6.02" calcext:value-type="float">
            <text:p>6.02</text:p>
          </table:table-cell>
          <table:table-cell office:value-type="float" office:value="96.456289062" calcext:value-type="float">
            <text:p>96.456289062</text:p>
          </table:table-cell>
          <table:table-cell/>
        </table:table-row>
        <table:table-row table:style-name="ro1">
          <table:table-cell office:value-type="string" calcext:value-type="string">
            <text:p>Wed May 20 02:03:10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36.185" calcext:value-type="float">
            <text:p>36.185</text:p>
          </table:table-cell>
          <table:table-cell office:value-type="float" office:value="24.285" calcext:value-type="float">
            <text:p>24.285</text:p>
          </table:table-cell>
          <table:table-cell office:value-type="float" office:value="6.04" calcext:value-type="float">
            <text:p>6.04</text:p>
          </table:table-cell>
          <table:table-cell office:value-type="float" office:value="96.459289062" calcext:value-type="float">
            <text:p>96.459289062</text:p>
          </table:table-cell>
          <table:table-cell/>
        </table:table-row>
        <table:table-row table:style-name="ro1">
          <table:table-cell office:value-type="string" calcext:value-type="string">
            <text:p>Wed May 20 02:03:16 2020</text:p>
          </table:table-cell>
          <table:table-cell office:value-type="float" office:value="5.9" calcext:value-type="float">
            <text:p>5.9</text:p>
          </table:table-cell>
          <table:table-cell office:value-type="float" office:value="36.807" calcext:value-type="float">
            <text:p>36.807</text:p>
          </table:table-cell>
          <table:table-cell office:value-type="float" office:value="22.865" calcext:value-type="float">
            <text:p>22.865</text:p>
          </table:table-cell>
          <table:table-cell office:value-type="float" office:value="5.9" calcext:value-type="float">
            <text:p>5.9</text:p>
          </table:table-cell>
          <table:table-cell office:value-type="float" office:value="96.450902343" calcext:value-type="float">
            <text:p>96.450902343</text:p>
          </table:table-cell>
          <table:table-cell/>
        </table:table-row>
        <table:table-row table:style-name="ro1">
          <table:table-cell office:value-type="string" calcext:value-type="string">
            <text:p>Wed May 20 02:03:22 2020</text:p>
          </table:table-cell>
          <table:table-cell office:value-type="float" office:value="5.906" calcext:value-type="float">
            <text:p>5.906</text:p>
          </table:table-cell>
          <table:table-cell office:value-type="float" office:value="37.399" calcext:value-type="float">
            <text:p>37.399</text:p>
          </table:table-cell>
          <table:table-cell office:value-type="float" office:value="23.239" calcext:value-type="float">
            <text:p>23.239</text:p>
          </table:table-cell>
          <table:table-cell office:value-type="float" office:value="5.73" calcext:value-type="float">
            <text:p>5.73</text:p>
          </table:table-cell>
          <table:table-cell office:value-type="float" office:value="96.449722656" calcext:value-type="float">
            <text:p>96.449722656</text:p>
          </table:table-cell>
          <table:table-cell/>
        </table:table-row>
        <table:table-row table:style-name="ro1">
          <table:table-cell office:value-type="string" calcext:value-type="string">
            <text:p>Wed May 20 02:03:28 2020</text:p>
          </table:table-cell>
          <table:table-cell office:value-type="float" office:value="5.902" calcext:value-type="float">
            <text:p>5.902</text:p>
          </table:table-cell>
          <table:table-cell office:value-type="float" office:value="37.91" calcext:value-type="float">
            <text:p>37.91</text:p>
          </table:table-cell>
          <table:table-cell office:value-type="float" office:value="22.337" calcext:value-type="float">
            <text:p>22.337</text:p>
          </table:table-cell>
          <table:table-cell office:value-type="float" office:value="5.59" calcext:value-type="float">
            <text:p>5.59</text:p>
          </table:table-cell>
          <table:table-cell office:value-type="float" office:value="96.455261718" calcext:value-type="float">
            <text:p>96.455261718</text:p>
          </table:table-cell>
          <table:table-cell/>
        </table:table-row>
        <table:table-row table:style-name="ro1">
          <table:table-cell office:value-type="string" calcext:value-type="string">
            <text:p>Wed May 20 02:03:34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38.365" calcext:value-type="float">
            <text:p>38.365</text:p>
          </table:table-cell>
          <table:table-cell office:value-type="float" office:value="22.286" calcext:value-type="float">
            <text:p>22.286</text:p>
          </table:table-cell>
          <table:table-cell office:value-type="float" office:value="5.5" calcext:value-type="float">
            <text:p>5.5</text:p>
          </table:table-cell>
          <table:table-cell office:value-type="float" office:value="96.451777343" calcext:value-type="float">
            <text:p>96.451777343</text:p>
          </table:table-cell>
          <table:table-cell/>
        </table:table-row>
        <table:table-row table:style-name="ro1">
          <table:table-cell office:value-type="string" calcext:value-type="string">
            <text:p>Wed May 20 02:03:40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38.766" calcext:value-type="float">
            <text:p>38.766</text:p>
          </table:table-cell>
          <table:table-cell office:value-type="float" office:value="21.257" calcext:value-type="float">
            <text:p>21.257</text:p>
          </table:table-cell>
          <table:table-cell office:value-type="float" office:value="5.47" calcext:value-type="float">
            <text:p>5.47</text:p>
          </table:table-cell>
          <table:table-cell office:value-type="float" office:value="96.456304687" calcext:value-type="float">
            <text:p>96.456304687</text:p>
          </table:table-cell>
          <table:table-cell/>
        </table:table-row>
        <table:table-row table:style-name="ro1">
          <table:table-cell office:value-type="string" calcext:value-type="string">
            <text:p>Wed May 20 02:03:46 2020</text:p>
          </table:table-cell>
          <table:table-cell office:value-type="float" office:value="5.9" calcext:value-type="float">
            <text:p>5.9</text:p>
          </table:table-cell>
          <table:table-cell office:value-type="float" office:value="39.186" calcext:value-type="float">
            <text:p>39.186</text:p>
          </table:table-cell>
          <table:table-cell office:value-type="float" office:value="20.983" calcext:value-type="float">
            <text:p>20.983</text:p>
          </table:table-cell>
          <table:table-cell office:value-type="float" office:value="5.35" calcext:value-type="float">
            <text:p>5.35</text:p>
          </table:table-cell>
          <table:table-cell office:value-type="float" office:value="96.451652343" calcext:value-type="float">
            <text:p>96.451652343</text:p>
          </table:table-cell>
          <table:table-cell/>
        </table:table-row>
        <table:table-row table:style-name="ro1">
          <table:table-cell office:value-type="string" calcext:value-type="string">
            <text:p>Wed May 20 02:03:52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39.491" calcext:value-type="float">
            <text:p>39.491</text:p>
          </table:table-cell>
          <table:table-cell office:value-type="float" office:value="20.704" calcext:value-type="float">
            <text:p>20.704</text:p>
          </table:table-cell>
          <table:table-cell office:value-type="float" office:value="5.33" calcext:value-type="float">
            <text:p>5.33</text:p>
          </table:table-cell>
          <table:table-cell office:value-type="float" office:value="96.452429687" calcext:value-type="float">
            <text:p>96.452429687</text:p>
          </table:table-cell>
          <table:table-cell/>
        </table:table-row>
        <table:table-row table:style-name="ro1">
          <table:table-cell office:value-type="string" calcext:value-type="string">
            <text:p>Wed May 20 02:03:58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39.775" calcext:value-type="float">
            <text:p>39.775</text:p>
          </table:table-cell>
          <table:table-cell office:value-type="float" office:value="21.038" calcext:value-type="float">
            <text:p>21.038</text:p>
          </table:table-cell>
          <table:table-cell office:value-type="float" office:value="5.15" calcext:value-type="float">
            <text:p>5.15</text:p>
          </table:table-cell>
          <table:table-cell office:value-type="float" office:value="96.453222656" calcext:value-type="float">
            <text:p>96.453222656</text:p>
          </table:table-cell>
          <table:table-cell/>
        </table:table-row>
        <table:table-row table:style-name="ro1">
          <table:table-cell office:value-type="string" calcext:value-type="string">
            <text:p>Wed May 20 02:04:04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0.05" calcext:value-type="float">
            <text:p>40.05</text:p>
          </table:table-cell>
          <table:table-cell office:value-type="float" office:value="20.637" calcext:value-type="float">
            <text:p>20.637</text:p>
          </table:table-cell>
          <table:table-cell office:value-type="float" office:value="5.14" calcext:value-type="float">
            <text:p>5.14</text:p>
          </table:table-cell>
          <table:table-cell office:value-type="float" office:value="96.4485625" calcext:value-type="float">
            <text:p>96.4485625</text:p>
          </table:table-cell>
          <table:table-cell/>
        </table:table-row>
        <table:table-row table:style-name="ro1">
          <table:table-cell office:value-type="string" calcext:value-type="string">
            <text:p>Wed May 20 02:04:09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0.254" calcext:value-type="float">
            <text:p>40.254</text:p>
          </table:table-cell>
          <table:table-cell office:value-type="float" office:value="20.504" calcext:value-type="float">
            <text:p>20.504</text:p>
          </table:table-cell>
          <table:table-cell office:value-type="float" office:value="5.1" calcext:value-type="float">
            <text:p>5.1</text:p>
          </table:table-cell>
          <table:table-cell office:value-type="float" office:value="96.449347656" calcext:value-type="float">
            <text:p>96.449347656</text:p>
          </table:table-cell>
          <table:table-cell/>
        </table:table-row>
        <table:table-row table:style-name="ro1">
          <table:table-cell office:value-type="string" calcext:value-type="string">
            <text:p>Wed May 20 02:04:15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40.412" calcext:value-type="float">
            <text:p>40.412</text:p>
          </table:table-cell>
          <table:table-cell office:value-type="float" office:value="19.77" calcext:value-type="float">
            <text:p>19.77</text:p>
          </table:table-cell>
          <table:table-cell office:value-type="float" office:value="5.09" calcext:value-type="float">
            <text:p>5.09</text:p>
          </table:table-cell>
          <table:table-cell office:value-type="float" office:value="96.447242187" calcext:value-type="float">
            <text:p>96.447242187</text:p>
          </table:table-cell>
          <table:table-cell/>
        </table:table-row>
        <table:table-row table:style-name="ro1">
          <table:table-cell office:value-type="string" calcext:value-type="string">
            <text:p>Wed May 20 02:04:21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40.586" calcext:value-type="float">
            <text:p>40.586</text:p>
          </table:table-cell>
          <table:table-cell office:value-type="float" office:value="20.559" calcext:value-type="float">
            <text:p>20.559</text:p>
          </table:table-cell>
          <table:table-cell office:value-type="float" office:value="5.1" calcext:value-type="float">
            <text:p>5.1</text:p>
          </table:table-cell>
          <table:table-cell office:value-type="float" office:value="96.448792968" calcext:value-type="float">
            <text:p>96.448792968</text:p>
          </table:table-cell>
          <table:table-cell/>
        </table:table-row>
        <table:table-row table:style-name="ro1">
          <table:table-cell office:value-type="string" calcext:value-type="string">
            <text:p>Wed May 20 02:04:27 2020</text:p>
          </table:table-cell>
          <table:table-cell office:value-type="float" office:value="5.911" calcext:value-type="float">
            <text:p>5.911</text:p>
          </table:table-cell>
          <table:table-cell office:value-type="float" office:value="40.714" calcext:value-type="float">
            <text:p>40.714</text:p>
          </table:table-cell>
          <table:table-cell office:value-type="float" office:value="20.249" calcext:value-type="float">
            <text:p>20.249</text:p>
          </table:table-cell>
          <table:table-cell office:value-type="float" office:value="5.07" calcext:value-type="float">
            <text:p>5.07</text:p>
          </table:table-cell>
          <table:table-cell office:value-type="float" office:value="96.450242187" calcext:value-type="float">
            <text:p>96.450242187</text:p>
          </table:table-cell>
          <table:table-cell/>
        </table:table-row>
        <table:table-row table:style-name="ro1">
          <table:table-cell office:value-type="string" calcext:value-type="string">
            <text:p>Wed May 20 02:04:33 2020</text:p>
          </table:table-cell>
          <table:table-cell office:value-type="float" office:value="5.915" calcext:value-type="float">
            <text:p>5.915</text:p>
          </table:table-cell>
          <table:table-cell office:value-type="float" office:value="40.868" calcext:value-type="float">
            <text:p>40.868</text:p>
          </table:table-cell>
          <table:table-cell office:value-type="float" office:value="20.562" calcext:value-type="float">
            <text:p>20.562</text:p>
          </table:table-cell>
          <table:table-cell office:value-type="float" office:value="5.08" calcext:value-type="float">
            <text:p>5.08</text:p>
          </table:table-cell>
          <table:table-cell office:value-type="float" office:value="96.450417968" calcext:value-type="float">
            <text:p>96.450417968</text:p>
          </table:table-cell>
          <table:table-cell/>
        </table:table-row>
        <table:table-row table:style-name="ro1">
          <table:table-cell office:value-type="string" calcext:value-type="string">
            <text:p>Wed May 20 02:04:39 2020</text:p>
          </table:table-cell>
          <table:table-cell office:value-type="float" office:value="5.907" calcext:value-type="float">
            <text:p>5.907</text:p>
          </table:table-cell>
          <table:table-cell office:value-type="float" office:value="40.976" calcext:value-type="float">
            <text:p>40.976</text:p>
          </table:table-cell>
          <table:table-cell office:value-type="float" office:value="19.593" calcext:value-type="float">
            <text:p>19.593</text:p>
          </table:table-cell>
          <table:table-cell office:value-type="float" office:value="5.09" calcext:value-type="float">
            <text:p>5.09</text:p>
          </table:table-cell>
          <table:table-cell office:value-type="float" office:value="96.454542968" calcext:value-type="float">
            <text:p>96.454542968</text:p>
          </table:table-cell>
          <table:table-cell/>
        </table:table-row>
        <table:table-row table:style-name="ro1">
          <table:table-cell office:value-type="string" calcext:value-type="string">
            <text:p>Wed May 20 02:04:45 2020</text:p>
          </table:table-cell>
          <table:table-cell office:value-type="float" office:value="5.895" calcext:value-type="float">
            <text:p>5.895</text:p>
          </table:table-cell>
          <table:table-cell office:value-type="float" office:value="41.145" calcext:value-type="float">
            <text:p>41.145</text:p>
          </table:table-cell>
          <table:table-cell office:value-type="float" office:value="19.897" calcext:value-type="float">
            <text:p>19.897</text:p>
          </table:table-cell>
          <table:table-cell office:value-type="float" office:value="5.06" calcext:value-type="float">
            <text:p>5.06</text:p>
          </table:table-cell>
          <table:table-cell office:value-type="float" office:value="96.44890625" calcext:value-type="float">
            <text:p>96.44890625</text:p>
          </table:table-cell>
          <table:table-cell/>
        </table:table-row>
        <table:table-row table:style-name="ro1">
          <table:table-cell office:value-type="string" calcext:value-type="string">
            <text:p>Wed May 20 02:04:51 2020</text:p>
          </table:table-cell>
          <table:table-cell office:value-type="float" office:value="5.887" calcext:value-type="float">
            <text:p>5.887</text:p>
          </table:table-cell>
          <table:table-cell office:value-type="float" office:value="41.228" calcext:value-type="float">
            <text:p>41.228</text:p>
          </table:table-cell>
          <table:table-cell office:value-type="float" office:value="19.419" calcext:value-type="float">
            <text:p>19.419</text:p>
          </table:table-cell>
          <table:table-cell office:value-type="float" office:value="5.01" calcext:value-type="float">
            <text:p>5.01</text:p>
          </table:table-cell>
          <table:table-cell office:value-type="float" office:value="96.446996093" calcext:value-type="float">
            <text:p>96.446996093</text:p>
          </table:table-cell>
          <table:table-cell/>
        </table:table-row>
        <table:table-row table:style-name="ro1">
          <table:table-cell office:value-type="string" calcext:value-type="string">
            <text:p>Wed May 20 02:04:57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1.331" calcext:value-type="float">
            <text:p>41.331</text:p>
          </table:table-cell>
          <table:table-cell office:value-type="float" office:value="19.583" calcext:value-type="float">
            <text:p>19.583</text:p>
          </table:table-cell>
          <table:table-cell office:value-type="float" office:value="4.98" calcext:value-type="float">
            <text:p>4.98</text:p>
          </table:table-cell>
          <table:table-cell office:value-type="float" office:value="96.449074218" calcext:value-type="float">
            <text:p>96.449074218</text:p>
          </table:table-cell>
          <table:table-cell/>
        </table:table-row>
        <table:table-row table:style-name="ro1">
          <table:table-cell office:value-type="string" calcext:value-type="string">
            <text:p>Wed May 20 02:05:03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1.419" calcext:value-type="float">
            <text:p>41.419</text:p>
          </table:table-cell>
          <table:table-cell office:value-type="float" office:value="19.676" calcext:value-type="float">
            <text:p>19.676</text:p>
          </table:table-cell>
          <table:table-cell office:value-type="float" office:value="5" calcext:value-type="float">
            <text:p>5</text:p>
          </table:table-cell>
          <table:table-cell office:value-type="float" office:value="96.452664062" calcext:value-type="float">
            <text:p>96.452664062</text:p>
          </table:table-cell>
          <table:table-cell/>
        </table:table-row>
        <table:table-row table:style-name="ro1">
          <table:table-cell office:value-type="string" calcext:value-type="string">
            <text:p>Wed May 20 02:05:08 2020</text:p>
          </table:table-cell>
          <table:table-cell office:value-type="float" office:value="5.909" calcext:value-type="float">
            <text:p>5.909</text:p>
          </table:table-cell>
          <table:table-cell office:value-type="float" office:value="41.558" calcext:value-type="float">
            <text:p>41.558</text:p>
          </table:table-cell>
          <table:table-cell office:value-type="float" office:value="18.518" calcext:value-type="float">
            <text:p>18.518</text:p>
          </table:table-cell>
          <table:table-cell office:value-type="float" office:value="5.03" calcext:value-type="float">
            <text:p>5.03</text:p>
          </table:table-cell>
          <table:table-cell office:value-type="float" office:value="96.454472656" calcext:value-type="float">
            <text:p>96.454472656</text:p>
          </table:table-cell>
          <table:table-cell/>
        </table:table-row>
        <table:table-row table:style-name="ro1">
          <table:table-cell office:value-type="string" calcext:value-type="string">
            <text:p>Wed May 20 02:05:14 2020</text:p>
          </table:table-cell>
          <table:table-cell office:value-type="float" office:value="5.902" calcext:value-type="float">
            <text:p>5.902</text:p>
          </table:table-cell>
          <table:table-cell office:value-type="float" office:value="41.591" calcext:value-type="float">
            <text:p>41.591</text:p>
          </table:table-cell>
          <table:table-cell office:value-type="float" office:value="19.111" calcext:value-type="float">
            <text:p>19.111</text:p>
          </table:table-cell>
          <table:table-cell office:value-type="float" office:value="4.99" calcext:value-type="float">
            <text:p>4.99</text:p>
          </table:table-cell>
          <table:table-cell office:value-type="float" office:value="96.455730468" calcext:value-type="float">
            <text:p>96.455730468</text:p>
          </table:table-cell>
          <table:table-cell/>
        </table:table-row>
        <table:table-row table:style-name="ro1">
          <table:table-cell office:value-type="string" calcext:value-type="string">
            <text:p>Wed May 20 02:05:20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1.684" calcext:value-type="float">
            <text:p>41.684</text:p>
          </table:table-cell>
          <table:table-cell office:value-type="float" office:value="18.811" calcext:value-type="float">
            <text:p>18.811</text:p>
          </table:table-cell>
          <table:table-cell office:value-type="float" office:value="5" calcext:value-type="float">
            <text:p>5</text:p>
          </table:table-cell>
          <table:table-cell office:value-type="float" office:value="96.4536875" calcext:value-type="float">
            <text:p>96.4536875</text:p>
          </table:table-cell>
          <table:table-cell/>
        </table:table-row>
        <table:table-row table:style-name="ro1">
          <table:table-cell office:value-type="string" calcext:value-type="string">
            <text:p>Wed May 20 02:05:26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41.797" calcext:value-type="float">
            <text:p>41.797</text:p>
          </table:table-cell>
          <table:table-cell office:value-type="float" office:value="18.925" calcext:value-type="float">
            <text:p>18.925</text:p>
          </table:table-cell>
          <table:table-cell office:value-type="float" office:value="4.99" calcext:value-type="float">
            <text:p>4.99</text:p>
          </table:table-cell>
          <table:table-cell office:value-type="float" office:value="96.452925781" calcext:value-type="float">
            <text:p>96.452925781</text:p>
          </table:table-cell>
          <table:table-cell/>
        </table:table-row>
        <table:table-row table:style-name="ro1">
          <table:table-cell office:value-type="string" calcext:value-type="string">
            <text:p>Wed May 20 02:05:32 2020</text:p>
          </table:table-cell>
          <table:table-cell office:value-type="float" office:value="5.905" calcext:value-type="float">
            <text:p>5.905</text:p>
          </table:table-cell>
          <table:table-cell office:value-type="float" office:value="41.79" calcext:value-type="float">
            <text:p>41.79</text:p>
          </table:table-cell>
          <table:table-cell office:value-type="float" office:value="19.357" calcext:value-type="float">
            <text:p>19.357</text:p>
          </table:table-cell>
          <table:table-cell office:value-type="float" office:value="4.99" calcext:value-type="float">
            <text:p>4.99</text:p>
          </table:table-cell>
          <table:table-cell office:value-type="float" office:value="96.452589843" calcext:value-type="float">
            <text:p>96.452589843</text:p>
          </table:table-cell>
          <table:table-cell/>
        </table:table-row>
        <table:table-row table:style-name="ro1">
          <table:table-cell office:value-type="string" calcext:value-type="string">
            <text:p>Wed May 20 02:05:38 2020</text:p>
          </table:table-cell>
          <table:table-cell office:value-type="float" office:value="5.905" calcext:value-type="float">
            <text:p>5.905</text:p>
          </table:table-cell>
          <table:table-cell office:value-type="float" office:value="41.837" calcext:value-type="float">
            <text:p>41.837</text:p>
          </table:table-cell>
          <table:table-cell office:value-type="float" office:value="19.23" calcext:value-type="float">
            <text:p>19.23</text:p>
          </table:table-cell>
          <table:table-cell office:value-type="float" office:value="4.97" calcext:value-type="float">
            <text:p>4.97</text:p>
          </table:table-cell>
          <table:table-cell office:value-type="float" office:value="96.450878906" calcext:value-type="float">
            <text:p>96.450878906</text:p>
          </table:table-cell>
          <table:table-cell/>
        </table:table-row>
        <table:table-row table:style-name="ro1">
          <table:table-cell office:value-type="string" calcext:value-type="string">
            <text:p>Wed May 20 02:05:44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1.966" calcext:value-type="float">
            <text:p>41.966</text:p>
          </table:table-cell>
          <table:table-cell office:value-type="float" office:value="18.902" calcext:value-type="float">
            <text:p>18.902</text:p>
          </table:table-cell>
          <table:table-cell office:value-type="float" office:value="4.95" calcext:value-type="float">
            <text:p>4.95</text:p>
          </table:table-cell>
          <table:table-cell office:value-type="float" office:value="96.452867187" calcext:value-type="float">
            <text:p>96.452867187</text:p>
          </table:table-cell>
          <table:table-cell/>
        </table:table-row>
        <table:table-row table:style-name="ro1">
          <table:table-cell office:value-type="string" calcext:value-type="string">
            <text:p>Wed May 20 02:05:50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1.948" calcext:value-type="float">
            <text:p>41.948</text:p>
          </table:table-cell>
          <table:table-cell office:value-type="float" office:value="18.824" calcext:value-type="float">
            <text:p>18.824</text:p>
          </table:table-cell>
          <table:table-cell office:value-type="float" office:value="4.95" calcext:value-type="float">
            <text:p>4.95</text:p>
          </table:table-cell>
          <table:table-cell office:value-type="float" office:value="96.452476562" calcext:value-type="float">
            <text:p>96.452476562</text:p>
          </table:table-cell>
          <table:table-cell/>
        </table:table-row>
        <table:table-row table:style-name="ro1">
          <table:table-cell office:value-type="string" calcext:value-type="string">
            <text:p>Wed May 20 02:05:56 2020</text:p>
          </table:table-cell>
          <table:table-cell office:value-type="float" office:value="5.917" calcext:value-type="float">
            <text:p>5.917</text:p>
          </table:table-cell>
          <table:table-cell office:value-type="float" office:value="42.001" calcext:value-type="float">
            <text:p>42.001</text:p>
          </table:table-cell>
          <table:table-cell office:value-type="float" office:value="18.789" calcext:value-type="float">
            <text:p>18.789</text:p>
          </table:table-cell>
          <table:table-cell office:value-type="float" office:value="4.95" calcext:value-type="float">
            <text:p>4.95</text:p>
          </table:table-cell>
          <table:table-cell office:value-type="float" office:value="96.455109375" calcext:value-type="float">
            <text:p>96.455109375</text:p>
          </table:table-cell>
          <table:table-cell/>
        </table:table-row>
        <table:table-row table:style-name="ro1">
          <table:table-cell office:value-type="string" calcext:value-type="string">
            <text:p>Wed May 20 02:06:02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069" calcext:value-type="float">
            <text:p>42.069</text:p>
          </table:table-cell>
          <table:table-cell office:value-type="float" office:value="18.006" calcext:value-type="float">
            <text:p>18.006</text:p>
          </table:table-cell>
          <table:table-cell office:value-type="float" office:value="4.94" calcext:value-type="float">
            <text:p>4.94</text:p>
          </table:table-cell>
          <table:table-cell office:value-type="float" office:value="96.453214843" calcext:value-type="float">
            <text:p>96.453214843</text:p>
          </table:table-cell>
          <table:table-cell/>
        </table:table-row>
        <table:table-row table:style-name="ro1">
          <table:table-cell office:value-type="string" calcext:value-type="string">
            <text:p>Wed May 20 02:06:08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42.082" calcext:value-type="float">
            <text:p>42.082</text:p>
          </table:table-cell>
          <table:table-cell office:value-type="float" office:value="18.362" calcext:value-type="float">
            <text:p>18.362</text:p>
          </table:table-cell>
          <table:table-cell office:value-type="float" office:value="4.95" calcext:value-type="float">
            <text:p>4.95</text:p>
          </table:table-cell>
          <table:table-cell office:value-type="float" office:value="96.454289062" calcext:value-type="float">
            <text:p>96.454289062</text:p>
          </table:table-cell>
          <table:table-cell/>
        </table:table-row>
        <table:table-row table:style-name="ro1">
          <table:table-cell office:value-type="string" calcext:value-type="string">
            <text:p>Wed May 20 02:06:13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114" calcext:value-type="float">
            <text:p>42.114</text:p>
          </table:table-cell>
          <table:table-cell office:value-type="float" office:value="19.499" calcext:value-type="float">
            <text:p>19.499</text:p>
          </table:table-cell>
          <table:table-cell office:value-type="float" office:value="4.93" calcext:value-type="float">
            <text:p>4.93</text:p>
          </table:table-cell>
          <table:table-cell office:value-type="float" office:value="96.456027343" calcext:value-type="float">
            <text:p>96.456027343</text:p>
          </table:table-cell>
          <table:table-cell/>
        </table:table-row>
        <table:table-row table:style-name="ro1">
          <table:table-cell office:value-type="string" calcext:value-type="string">
            <text:p>Wed May 20 02:06:19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42.162" calcext:value-type="float">
            <text:p>42.162</text:p>
          </table:table-cell>
          <table:table-cell office:value-type="float" office:value="18.804" calcext:value-type="float">
            <text:p>18.804</text:p>
          </table:table-cell>
          <table:table-cell office:value-type="float" office:value="4.9" calcext:value-type="float">
            <text:p>4.9</text:p>
          </table:table-cell>
          <table:table-cell office:value-type="float" office:value="96.456191406" calcext:value-type="float">
            <text:p>96.456191406</text:p>
          </table:table-cell>
          <table:table-cell/>
        </table:table-row>
        <table:table-row table:style-name="ro1">
          <table:table-cell office:value-type="string" calcext:value-type="string">
            <text:p>Wed May 20 02:06:25 2020</text:p>
          </table:table-cell>
          <table:table-cell office:value-type="float" office:value="5.905" calcext:value-type="float">
            <text:p>5.905</text:p>
          </table:table-cell>
          <table:table-cell office:value-type="float" office:value="42.19" calcext:value-type="float">
            <text:p>42.19</text:p>
          </table:table-cell>
          <table:table-cell office:value-type="float" office:value="18.479" calcext:value-type="float">
            <text:p>18.479</text:p>
          </table:table-cell>
          <table:table-cell office:value-type="float" office:value="4.93" calcext:value-type="float">
            <text:p>4.93</text:p>
          </table:table-cell>
          <table:table-cell office:value-type="float" office:value="96.457207031" calcext:value-type="float">
            <text:p>96.457207031</text:p>
          </table:table-cell>
          <table:table-cell/>
        </table:table-row>
        <table:table-row table:style-name="ro1">
          <table:table-cell office:value-type="string" calcext:value-type="string">
            <text:p>Wed May 20 02:06:31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42.223" calcext:value-type="float">
            <text:p>42.223</text:p>
          </table:table-cell>
          <table:table-cell office:value-type="float" office:value="19.061" calcext:value-type="float">
            <text:p>19.061</text:p>
          </table:table-cell>
          <table:table-cell office:value-type="float" office:value="4.89" calcext:value-type="float">
            <text:p>4.89</text:p>
          </table:table-cell>
          <table:table-cell office:value-type="float" office:value="96.454566406" calcext:value-type="float">
            <text:p>96.454566406</text:p>
          </table:table-cell>
          <table:table-cell/>
        </table:table-row>
        <table:table-row table:style-name="ro1">
          <table:table-cell office:value-type="string" calcext:value-type="string">
            <text:p>Wed May 20 02:06:37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42.291" calcext:value-type="float">
            <text:p>42.291</text:p>
          </table:table-cell>
          <table:table-cell office:value-type="float" office:value="18.33" calcext:value-type="float">
            <text:p>18.33</text:p>
          </table:table-cell>
          <table:table-cell office:value-type="float" office:value="4.91" calcext:value-type="float">
            <text:p>4.91</text:p>
          </table:table-cell>
          <table:table-cell office:value-type="float" office:value="96.455367187" calcext:value-type="float">
            <text:p>96.455367187</text:p>
          </table:table-cell>
          <table:table-cell/>
        </table:table-row>
        <table:table-row table:style-name="ro1">
          <table:table-cell office:value-type="string" calcext:value-type="string">
            <text:p>Wed May 20 02:06:43 2020</text:p>
          </table:table-cell>
          <table:table-cell office:value-type="float" office:value="5.9" calcext:value-type="float">
            <text:p>5.9</text:p>
          </table:table-cell>
          <table:table-cell office:value-type="float" office:value="42.283" calcext:value-type="float">
            <text:p>42.283</text:p>
          </table:table-cell>
          <table:table-cell office:value-type="float" office:value="18.688" calcext:value-type="float">
            <text:p>18.688</text:p>
          </table:table-cell>
          <table:table-cell office:value-type="float" office:value="4.87" calcext:value-type="float">
            <text:p>4.87</text:p>
          </table:table-cell>
          <table:table-cell office:value-type="float" office:value="96.455632812" calcext:value-type="float">
            <text:p>96.455632812</text:p>
          </table:table-cell>
          <table:table-cell/>
        </table:table-row>
        <table:table-row table:style-name="ro1">
          <table:table-cell office:value-type="string" calcext:value-type="string">
            <text:p>Wed May 20 02:06:49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306" calcext:value-type="float">
            <text:p>42.306</text:p>
          </table:table-cell>
          <table:table-cell office:value-type="float" office:value="19.096" calcext:value-type="float">
            <text:p>19.096</text:p>
          </table:table-cell>
          <table:table-cell office:value-type="float" office:value="4.85" calcext:value-type="float">
            <text:p>4.85</text:p>
          </table:table-cell>
          <table:table-cell office:value-type="float" office:value="96.454277343" calcext:value-type="float">
            <text:p>96.454277343</text:p>
          </table:table-cell>
          <table:table-cell/>
        </table:table-row>
        <table:table-row table:style-name="ro1">
          <table:table-cell office:value-type="string" calcext:value-type="string">
            <text:p>Wed May 20 02:06:55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318" calcext:value-type="float">
            <text:p>42.318</text:p>
          </table:table-cell>
          <table:table-cell office:value-type="float" office:value="18.524" calcext:value-type="float">
            <text:p>18.524</text:p>
          </table:table-cell>
          <table:table-cell office:value-type="float" office:value="4.88" calcext:value-type="float">
            <text:p>4.88</text:p>
          </table:table-cell>
          <table:table-cell office:value-type="float" office:value="96.457695312" calcext:value-type="float">
            <text:p>96.457695312</text:p>
          </table:table-cell>
          <table:table-cell/>
        </table:table-row>
        <table:table-row table:style-name="ro1">
          <table:table-cell office:value-type="string" calcext:value-type="string">
            <text:p>Wed May 20 02:07:01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42.331" calcext:value-type="float">
            <text:p>42.331</text:p>
          </table:table-cell>
          <table:table-cell office:value-type="float" office:value="18.778" calcext:value-type="float">
            <text:p>18.778</text:p>
          </table:table-cell>
          <table:table-cell office:value-type="float" office:value="4.87" calcext:value-type="float">
            <text:p>4.87</text:p>
          </table:table-cell>
          <table:table-cell office:value-type="float" office:value="96.455019531" calcext:value-type="float">
            <text:p>96.455019531</text:p>
          </table:table-cell>
          <table:table-cell/>
        </table:table-row>
        <table:table-row table:style-name="ro1">
          <table:table-cell office:value-type="string" calcext:value-type="string">
            <text:p>Wed May 20 02:07:07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379" calcext:value-type="float">
            <text:p>42.379</text:p>
          </table:table-cell>
          <table:table-cell office:value-type="float" office:value="18.405" calcext:value-type="float">
            <text:p>18.405</text:p>
          </table:table-cell>
          <table:table-cell office:value-type="float" office:value="4.85" calcext:value-type="float">
            <text:p>4.85</text:p>
          </table:table-cell>
          <table:table-cell office:value-type="float" office:value="96.460300781" calcext:value-type="float">
            <text:p>96.460300781</text:p>
          </table:table-cell>
          <table:table-cell/>
        </table:table-row>
        <table:table-row table:style-name="ro1">
          <table:table-cell office:value-type="string" calcext:value-type="string">
            <text:p>Wed May 20 02:07:12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416" calcext:value-type="float">
            <text:p>42.416</text:p>
          </table:table-cell>
          <table:table-cell office:value-type="float" office:value="18.675" calcext:value-type="float">
            <text:p>18.675</text:p>
          </table:table-cell>
          <table:table-cell office:value-type="float" office:value="4.86" calcext:value-type="float">
            <text:p>4.86</text:p>
          </table:table-cell>
          <table:table-cell office:value-type="float" office:value="96.459230468" calcext:value-type="float">
            <text:p>96.459230468</text:p>
          </table:table-cell>
          <table:table-cell/>
        </table:table-row>
        <table:table-row table:style-name="ro1">
          <table:table-cell office:value-type="string" calcext:value-type="string">
            <text:p>Wed May 20 02:07:18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42.469" calcext:value-type="float">
            <text:p>42.469</text:p>
          </table:table-cell>
          <table:table-cell office:value-type="float" office:value="18.719" calcext:value-type="float">
            <text:p>18.719</text:p>
          </table:table-cell>
          <table:table-cell office:value-type="float" office:value="4.85" calcext:value-type="float">
            <text:p>4.85</text:p>
          </table:table-cell>
          <table:table-cell office:value-type="float" office:value="96.461171875" calcext:value-type="float">
            <text:p>96.461171875</text:p>
          </table:table-cell>
          <table:table-cell/>
        </table:table-row>
        <table:table-row table:style-name="ro1">
          <table:table-cell office:value-type="string" calcext:value-type="string">
            <text:p>Wed May 20 02:07:24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442" calcext:value-type="float">
            <text:p>42.442</text:p>
          </table:table-cell>
          <table:table-cell office:value-type="float" office:value="18.107" calcext:value-type="float">
            <text:p>18.107</text:p>
          </table:table-cell>
          <table:table-cell office:value-type="float" office:value="4.83" calcext:value-type="float">
            <text:p>4.83</text:p>
          </table:table-cell>
          <table:table-cell office:value-type="float" office:value="96.459828125" calcext:value-type="float">
            <text:p>96.459828125</text:p>
          </table:table-cell>
          <table:table-cell/>
        </table:table-row>
        <table:table-row table:style-name="ro1">
          <table:table-cell office:value-type="string" calcext:value-type="string">
            <text:p>Wed May 20 02:07:30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2.474" calcext:value-type="float">
            <text:p>42.474</text:p>
          </table:table-cell>
          <table:table-cell office:value-type="float" office:value="18.362" calcext:value-type="float">
            <text:p>18.362</text:p>
          </table:table-cell>
          <table:table-cell office:value-type="float" office:value="4.84" calcext:value-type="float">
            <text:p>4.84</text:p>
          </table:table-cell>
          <table:table-cell office:value-type="float" office:value="96.460164062" calcext:value-type="float">
            <text:p>96.460164062</text:p>
          </table:table-cell>
          <table:table-cell/>
        </table:table-row>
        <table:table-row table:style-name="ro1">
          <table:table-cell office:value-type="string" calcext:value-type="string">
            <text:p>Wed May 20 02:07:36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42.532" calcext:value-type="float">
            <text:p>42.532</text:p>
          </table:table-cell>
          <table:table-cell office:value-type="float" office:value="17.918" calcext:value-type="float">
            <text:p>17.918</text:p>
          </table:table-cell>
          <table:table-cell office:value-type="float" office:value="4.81" calcext:value-type="float">
            <text:p>4.81</text:p>
          </table:table-cell>
          <table:table-cell office:value-type="float" office:value="96.4576875" calcext:value-type="float">
            <text:p>96.4576875</text:p>
          </table:table-cell>
          <table:table-cell/>
        </table:table-row>
        <table:table-row table:style-name="ro1">
          <table:table-cell office:value-type="string" calcext:value-type="string">
            <text:p>Wed May 20 02:07:42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545" calcext:value-type="float">
            <text:p>42.545</text:p>
          </table:table-cell>
          <table:table-cell office:value-type="float" office:value="18.698" calcext:value-type="float">
            <text:p>18.698</text:p>
          </table:table-cell>
          <table:table-cell office:value-type="float" office:value="4.79" calcext:value-type="float">
            <text:p>4.79</text:p>
          </table:table-cell>
          <table:table-cell office:value-type="float" office:value="96.459855468" calcext:value-type="float">
            <text:p>96.459855468</text:p>
          </table:table-cell>
          <table:table-cell/>
        </table:table-row>
        <table:table-row table:style-name="ro1">
          <table:table-cell office:value-type="string" calcext:value-type="string">
            <text:p>Wed May 20 02:07:48 2020</text:p>
          </table:table-cell>
          <table:table-cell office:value-type="float" office:value="5.896" calcext:value-type="float">
            <text:p>5.896</text:p>
          </table:table-cell>
          <table:table-cell office:value-type="float" office:value="42.542" calcext:value-type="float">
            <text:p>42.542</text:p>
          </table:table-cell>
          <table:table-cell office:value-type="float" office:value="19.27" calcext:value-type="float">
            <text:p>19.27</text:p>
          </table:table-cell>
          <table:table-cell office:value-type="float" office:value="4.81" calcext:value-type="float">
            <text:p>4.81</text:p>
          </table:table-cell>
          <table:table-cell office:value-type="float" office:value="96.458296875" calcext:value-type="float">
            <text:p>96.458296875</text:p>
          </table:table-cell>
          <table:table-cell/>
        </table:table-row>
        <table:table-row table:style-name="ro1">
          <table:table-cell office:value-type="string" calcext:value-type="string">
            <text:p>Wed May 20 02:07:54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2.605" calcext:value-type="float">
            <text:p>42.605</text:p>
          </table:table-cell>
          <table:table-cell office:value-type="float" office:value="18.334" calcext:value-type="float">
            <text:p>18.334</text:p>
          </table:table-cell>
          <table:table-cell office:value-type="float" office:value="4.81" calcext:value-type="float">
            <text:p>4.81</text:p>
          </table:table-cell>
          <table:table-cell office:value-type="float" office:value="96.460496093" calcext:value-type="float">
            <text:p>96.460496093</text:p>
          </table:table-cell>
          <table:table-cell/>
        </table:table-row>
        <table:table-row table:style-name="ro1">
          <table:table-cell office:value-type="string" calcext:value-type="string">
            <text:p>Wed May 20 02:08:00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2.618" calcext:value-type="float">
            <text:p>42.618</text:p>
          </table:table-cell>
          <table:table-cell office:value-type="float" office:value="19.227" calcext:value-type="float">
            <text:p>19.227</text:p>
          </table:table-cell>
          <table:table-cell office:value-type="float" office:value="4.81" calcext:value-type="float">
            <text:p>4.81</text:p>
          </table:table-cell>
          <table:table-cell office:value-type="float" office:value="96.4589375" calcext:value-type="float">
            <text:p>96.4589375</text:p>
          </table:table-cell>
          <table:table-cell/>
        </table:table-row>
        <table:table-row table:style-name="ro1">
          <table:table-cell office:value-type="string" calcext:value-type="string">
            <text:p>Wed May 20 02:08:06 2020</text:p>
          </table:table-cell>
          <table:table-cell office:value-type="float" office:value="5.911" calcext:value-type="float">
            <text:p>5.911</text:p>
          </table:table-cell>
          <table:table-cell office:value-type="float" office:value="42.615" calcext:value-type="float">
            <text:p>42.615</text:p>
          </table:table-cell>
          <table:table-cell office:value-type="float" office:value="19.03" calcext:value-type="float">
            <text:p>19.03</text:p>
          </table:table-cell>
          <table:table-cell office:value-type="float" office:value="4.81" calcext:value-type="float">
            <text:p>4.81</text:p>
          </table:table-cell>
          <table:table-cell office:value-type="float" office:value="96.455828125" calcext:value-type="float">
            <text:p>96.455828125</text:p>
          </table:table-cell>
          <table:table-cell/>
        </table:table-row>
        <table:table-row table:style-name="ro1">
          <table:table-cell office:value-type="string" calcext:value-type="string">
            <text:p>Wed May 20 02:08:11 2020</text:p>
          </table:table-cell>
          <table:table-cell office:value-type="float" office:value="5.905" calcext:value-type="float">
            <text:p>5.905</text:p>
          </table:table-cell>
          <table:table-cell office:value-type="float" office:value="42.663" calcext:value-type="float">
            <text:p>42.663</text:p>
          </table:table-cell>
          <table:table-cell office:value-type="float" office:value="18.196" calcext:value-type="float">
            <text:p>18.196</text:p>
          </table:table-cell>
          <table:table-cell office:value-type="float" office:value="4.79" calcext:value-type="float">
            <text:p>4.79</text:p>
          </table:table-cell>
          <table:table-cell office:value-type="float" office:value="96.457859375" calcext:value-type="float">
            <text:p>96.457859375</text:p>
          </table:table-cell>
          <table:table-cell/>
        </table:table-row>
        <table:table-row table:style-name="ro1">
          <table:table-cell office:value-type="string" calcext:value-type="string">
            <text:p>Wed May 20 02:08:17 2020</text:p>
          </table:table-cell>
          <table:table-cell office:value-type="float" office:value="5.905" calcext:value-type="float">
            <text:p>5.905</text:p>
          </table:table-cell>
          <table:table-cell office:value-type="float" office:value="42.635" calcext:value-type="float">
            <text:p>42.635</text:p>
          </table:table-cell>
          <table:table-cell office:value-type="float" office:value="17.938" calcext:value-type="float">
            <text:p>17.938</text:p>
          </table:table-cell>
          <table:table-cell office:value-type="float" office:value="4.77" calcext:value-type="float">
            <text:p>4.77</text:p>
          </table:table-cell>
          <table:table-cell office:value-type="float" office:value="96.458636718" calcext:value-type="float">
            <text:p>96.458636718</text:p>
          </table:table-cell>
          <table:table-cell/>
        </table:table-row>
        <table:table-row table:style-name="ro1">
          <table:table-cell office:value-type="string" calcext:value-type="string">
            <text:p>Wed May 20 02:08:23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2.648" calcext:value-type="float">
            <text:p>42.648</text:p>
          </table:table-cell>
          <table:table-cell office:value-type="float" office:value="18.687" calcext:value-type="float">
            <text:p>18.687</text:p>
          </table:table-cell>
          <table:table-cell office:value-type="float" office:value="4.74" calcext:value-type="float">
            <text:p>4.74</text:p>
          </table:table-cell>
          <table:table-cell office:value-type="float" office:value="96.452652343" calcext:value-type="float">
            <text:p>96.452652343</text:p>
          </table:table-cell>
          <table:table-cell/>
        </table:table-row>
        <table:table-row table:style-name="ro1">
          <table:table-cell office:value-type="string" calcext:value-type="string">
            <text:p>Wed May 20 02:08:29 2020</text:p>
          </table:table-cell>
          <table:table-cell office:value-type="float" office:value="5.907" calcext:value-type="float">
            <text:p>5.907</text:p>
          </table:table-cell>
          <table:table-cell office:value-type="float" office:value="42.671" calcext:value-type="float">
            <text:p>42.671</text:p>
          </table:table-cell>
          <table:table-cell office:value-type="float" office:value="18.338" calcext:value-type="float">
            <text:p>18.338</text:p>
          </table:table-cell>
          <table:table-cell office:value-type="float" office:value="4.75" calcext:value-type="float">
            <text:p>4.75</text:p>
          </table:table-cell>
          <table:table-cell office:value-type="float" office:value="96.453859375" calcext:value-type="float">
            <text:p>96.453859375</text:p>
          </table:table-cell>
          <table:table-cell/>
        </table:table-row>
        <table:table-row table:style-name="ro1">
          <table:table-cell office:value-type="string" calcext:value-type="string">
            <text:p>Wed May 20 02:08:35 2020</text:p>
          </table:table-cell>
          <table:table-cell office:value-type="float" office:value="5.93" calcext:value-type="float">
            <text:p>5.93</text:p>
          </table:table-cell>
          <table:table-cell office:value-type="float" office:value="42.643" calcext:value-type="float">
            <text:p>42.643</text:p>
          </table:table-cell>
          <table:table-cell office:value-type="float" office:value="18.199" calcext:value-type="float">
            <text:p>18.199</text:p>
          </table:table-cell>
          <table:table-cell office:value-type="float" office:value="4.79" calcext:value-type="float">
            <text:p>4.79</text:p>
          </table:table-cell>
          <table:table-cell office:value-type="float" office:value="96.452390625" calcext:value-type="float">
            <text:p>96.452390625</text:p>
          </table:table-cell>
          <table:table-cell/>
        </table:table-row>
        <table:table-row table:style-name="ro1">
          <table:table-cell office:value-type="string" calcext:value-type="string">
            <text:p>Wed May 20 02:08:41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686" calcext:value-type="float">
            <text:p>42.686</text:p>
          </table:table-cell>
          <table:table-cell office:value-type="float" office:value="17.736" calcext:value-type="float">
            <text:p>17.736</text:p>
          </table:table-cell>
          <table:table-cell office:value-type="float" office:value="4.69" calcext:value-type="float">
            <text:p>4.69</text:p>
          </table:table-cell>
          <table:table-cell office:value-type="float" office:value="96.456609375" calcext:value-type="float">
            <text:p>96.456609375</text:p>
          </table:table-cell>
          <table:table-cell/>
        </table:table-row>
        <table:table-row table:style-name="ro1">
          <table:table-cell office:value-type="string" calcext:value-type="string">
            <text:p>Wed May 20 02:08:47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673" calcext:value-type="float">
            <text:p>42.673</text:p>
          </table:table-cell>
          <table:table-cell office:value-type="float" office:value="18.382" calcext:value-type="float">
            <text:p>18.382</text:p>
          </table:table-cell>
          <table:table-cell office:value-type="float" office:value="4.75" calcext:value-type="float">
            <text:p>4.75</text:p>
          </table:table-cell>
          <table:table-cell office:value-type="float" office:value="96.452171875" calcext:value-type="float">
            <text:p>96.452171875</text:p>
          </table:table-cell>
          <table:table-cell/>
        </table:table-row>
        <table:table-row table:style-name="ro1">
          <table:table-cell office:value-type="string" calcext:value-type="string">
            <text:p>Wed May 20 02:08:53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676" calcext:value-type="float">
            <text:p>42.676</text:p>
          </table:table-cell>
          <table:table-cell office:value-type="float" office:value="18.994" calcext:value-type="float">
            <text:p>18.994</text:p>
          </table:table-cell>
          <table:table-cell office:value-type="float" office:value="4.72" calcext:value-type="float">
            <text:p>4.72</text:p>
          </table:table-cell>
          <table:table-cell office:value-type="float" office:value="96.454679687" calcext:value-type="float">
            <text:p>96.454679687</text:p>
          </table:table-cell>
          <table:table-cell/>
        </table:table-row>
        <table:table-row table:style-name="ro1">
          <table:table-cell office:value-type="string" calcext:value-type="string">
            <text:p>Wed May 20 02:08:59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2.668" calcext:value-type="float">
            <text:p>42.668</text:p>
          </table:table-cell>
          <table:table-cell office:value-type="float" office:value="17.604" calcext:value-type="float">
            <text:p>17.604</text:p>
          </table:table-cell>
          <table:table-cell office:value-type="float" office:value="4.71" calcext:value-type="float">
            <text:p>4.71</text:p>
          </table:table-cell>
          <table:table-cell office:value-type="float" office:value="96.4581875" calcext:value-type="float">
            <text:p>96.4581875</text:p>
          </table:table-cell>
          <table:table-cell/>
        </table:table-row>
        <table:table-row table:style-name="ro1">
          <table:table-cell office:value-type="string" calcext:value-type="string">
            <text:p>Wed May 20 02:09:05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2.706" calcext:value-type="float">
            <text:p>42.706</text:p>
          </table:table-cell>
          <table:table-cell office:value-type="float" office:value="18.27" calcext:value-type="float">
            <text:p>18.27</text:p>
          </table:table-cell>
          <table:table-cell office:value-type="float" office:value="4.69" calcext:value-type="float">
            <text:p>4.69</text:p>
          </table:table-cell>
          <table:table-cell office:value-type="float" office:value="96.455871093" calcext:value-type="float">
            <text:p>96.455871093</text:p>
          </table:table-cell>
          <table:table-cell/>
        </table:table-row>
        <table:table-row table:style-name="ro1">
          <table:table-cell office:value-type="string" calcext:value-type="string">
            <text:p>Wed May 20 02:09:10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42.653" calcext:value-type="float">
            <text:p>42.653</text:p>
          </table:table-cell>
          <table:table-cell office:value-type="float" office:value="17.973" calcext:value-type="float">
            <text:p>17.973</text:p>
          </table:table-cell>
          <table:table-cell office:value-type="float" office:value="4.72" calcext:value-type="float">
            <text:p>4.72</text:p>
          </table:table-cell>
          <table:table-cell office:value-type="float" office:value="96.456664062" calcext:value-type="float">
            <text:p>96.456664062</text:p>
          </table:table-cell>
          <table:table-cell/>
        </table:table-row>
        <table:table-row table:style-name="ro1">
          <table:table-cell office:value-type="string" calcext:value-type="string">
            <text:p>Wed May 20 02:09:16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661" calcext:value-type="float">
            <text:p>42.661</text:p>
          </table:table-cell>
          <table:table-cell office:value-type="float" office:value="18.515" calcext:value-type="float">
            <text:p>18.515</text:p>
          </table:table-cell>
          <table:table-cell office:value-type="float" office:value="4.7" calcext:value-type="float">
            <text:p>4.7</text:p>
          </table:table-cell>
          <table:table-cell office:value-type="float" office:value="96.456421875" calcext:value-type="float">
            <text:p>96.456421875</text:p>
          </table:table-cell>
          <table:table-cell/>
        </table:table-row>
        <table:table-row table:style-name="ro1">
          <table:table-cell office:value-type="string" calcext:value-type="string">
            <text:p>Wed May 20 02:09:22 2020</text:p>
          </table:table-cell>
          <table:table-cell office:value-type="float" office:value="5.897" calcext:value-type="float">
            <text:p>5.897</text:p>
          </table:table-cell>
          <table:table-cell office:value-type="float" office:value="42.698" calcext:value-type="float">
            <text:p>42.698</text:p>
          </table:table-cell>
          <table:table-cell office:value-type="float" office:value="18.055" calcext:value-type="float">
            <text:p>18.055</text:p>
          </table:table-cell>
          <table:table-cell office:value-type="float" office:value="4.72" calcext:value-type="float">
            <text:p>4.72</text:p>
          </table:table-cell>
          <table:table-cell office:value-type="float" office:value="96.453980468" calcext:value-type="float">
            <text:p>96.453980468</text:p>
          </table:table-cell>
          <table:table-cell/>
        </table:table-row>
        <table:table-row table:style-name="ro1">
          <table:table-cell office:value-type="string" calcext:value-type="string">
            <text:p>Wed May 20 02:09:28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42.716" calcext:value-type="float">
            <text:p>42.716</text:p>
          </table:table-cell>
          <table:table-cell office:value-type="float" office:value="18.054" calcext:value-type="float">
            <text:p>18.054</text:p>
          </table:table-cell>
          <table:table-cell office:value-type="float" office:value="4.67" calcext:value-type="float">
            <text:p>4.67</text:p>
          </table:table-cell>
          <table:table-cell office:value-type="float" office:value="96.454195312" calcext:value-type="float">
            <text:p>96.454195312</text:p>
          </table:table-cell>
          <table:table-cell/>
        </table:table-row>
        <table:table-row table:style-name="ro1">
          <table:table-cell office:value-type="string" calcext:value-type="string">
            <text:p>Wed May 20 02:09:34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42.714" calcext:value-type="float">
            <text:p>42.714</text:p>
          </table:table-cell>
          <table:table-cell office:value-type="float" office:value="18.495" calcext:value-type="float">
            <text:p>18.495</text:p>
          </table:table-cell>
          <table:table-cell office:value-type="float" office:value="4.66" calcext:value-type="float">
            <text:p>4.66</text:p>
          </table:table-cell>
          <table:table-cell office:value-type="float" office:value="96.4569375" calcext:value-type="float">
            <text:p>96.4569375</text:p>
          </table:table-cell>
          <table:table-cell/>
        </table:table-row>
        <table:table-row table:style-name="ro1">
          <table:table-cell office:value-type="string" calcext:value-type="string">
            <text:p>Wed May 20 02:09:40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42.721" calcext:value-type="float">
            <text:p>42.721</text:p>
          </table:table-cell>
          <table:table-cell office:value-type="float" office:value="18.417" calcext:value-type="float">
            <text:p>18.417</text:p>
          </table:table-cell>
          <table:table-cell office:value-type="float" office:value="4.69" calcext:value-type="float">
            <text:p>4.69</text:p>
          </table:table-cell>
          <table:table-cell office:value-type="float" office:value="96.450179687" calcext:value-type="float">
            <text:p>96.450179687</text:p>
          </table:table-cell>
          <table:table-cell/>
        </table:table-row>
        <table:table-row table:style-name="ro1">
          <table:table-cell office:value-type="string" calcext:value-type="string">
            <text:p>Wed May 20 02:09:46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2.764" calcext:value-type="float">
            <text:p>42.764</text:p>
          </table:table-cell>
          <table:table-cell office:value-type="float" office:value="18.229" calcext:value-type="float">
            <text:p>18.229</text:p>
          </table:table-cell>
          <table:table-cell office:value-type="float" office:value="4.65" calcext:value-type="float">
            <text:p>4.65</text:p>
          </table:table-cell>
          <table:table-cell office:value-type="float" office:value="96.456535156" calcext:value-type="float">
            <text:p>96.456535156</text:p>
          </table:table-cell>
          <table:table-cell/>
        </table:table-row>
        <table:table-row table:style-name="ro1">
          <table:table-cell office:value-type="string" calcext:value-type="string">
            <text:p>Wed May 20 02:09:52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736" calcext:value-type="float">
            <text:p>42.736</text:p>
          </table:table-cell>
          <table:table-cell office:value-type="float" office:value="18.554" calcext:value-type="float">
            <text:p>18.554</text:p>
          </table:table-cell>
          <table:table-cell office:value-type="float" office:value="4.65" calcext:value-type="float">
            <text:p>4.65</text:p>
          </table:table-cell>
          <table:table-cell office:value-type="float" office:value="96.456285156" calcext:value-type="float">
            <text:p>96.456285156</text:p>
          </table:table-cell>
          <table:table-cell/>
        </table:table-row>
        <table:table-row table:style-name="ro1">
          <table:table-cell office:value-type="string" calcext:value-type="string">
            <text:p>Wed May 20 02:09:58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754" calcext:value-type="float">
            <text:p>42.754</text:p>
          </table:table-cell>
          <table:table-cell office:value-type="float" office:value="18.348" calcext:value-type="float">
            <text:p>18.348</text:p>
          </table:table-cell>
          <table:table-cell office:value-type="float" office:value="4.67" calcext:value-type="float">
            <text:p>4.67</text:p>
          </table:table-cell>
          <table:table-cell office:value-type="float" office:value="96.453308593" calcext:value-type="float">
            <text:p>96.453308593</text:p>
          </table:table-cell>
          <table:table-cell/>
        </table:table-row>
        <table:table-row table:style-name="ro1">
          <table:table-cell office:value-type="string" calcext:value-type="string">
            <text:p>Wed May 20 02:10:04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42.781" calcext:value-type="float">
            <text:p>42.781</text:p>
          </table:table-cell>
          <table:table-cell office:value-type="float" office:value="18.164" calcext:value-type="float">
            <text:p>18.164</text:p>
          </table:table-cell>
          <table:table-cell office:value-type="float" office:value="4.61" calcext:value-type="float">
            <text:p>4.61</text:p>
          </table:table-cell>
          <table:table-cell office:value-type="float" office:value="96.456433593" calcext:value-type="float">
            <text:p>96.456433593</text:p>
          </table:table-cell>
          <table:table-cell/>
        </table:table-row>
        <table:table-row table:style-name="ro1">
          <table:table-cell office:value-type="string" calcext:value-type="string">
            <text:p>Wed May 20 02:10:09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754" calcext:value-type="float">
            <text:p>42.754</text:p>
          </table:table-cell>
          <table:table-cell office:value-type="float" office:value="18.452" calcext:value-type="float">
            <text:p>18.452</text:p>
          </table:table-cell>
          <table:table-cell office:value-type="float" office:value="4.66" calcext:value-type="float">
            <text:p>4.66</text:p>
          </table:table-cell>
          <table:table-cell office:value-type="float" office:value="96.458878906" calcext:value-type="float">
            <text:p>96.458878906</text:p>
          </table:table-cell>
          <table:table-cell/>
        </table:table-row>
        <table:table-row table:style-name="ro1">
          <table:table-cell office:value-type="string" calcext:value-type="string">
            <text:p>Wed May 20 02:10:15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776" calcext:value-type="float">
            <text:p>42.776</text:p>
          </table:table-cell>
          <table:table-cell office:value-type="float" office:value="17.77" calcext:value-type="float">
            <text:p>17.77</text:p>
          </table:table-cell>
          <table:table-cell office:value-type="float" office:value="4.61" calcext:value-type="float">
            <text:p>4.61</text:p>
          </table:table-cell>
          <table:table-cell office:value-type="float" office:value="96.460023437" calcext:value-type="float">
            <text:p>96.460023437</text:p>
          </table:table-cell>
          <table:table-cell/>
        </table:table-row>
        <table:table-row table:style-name="ro1">
          <table:table-cell office:value-type="string" calcext:value-type="string">
            <text:p>Wed May 20 02:10:21 2020</text:p>
          </table:table-cell>
          <table:table-cell office:value-type="float" office:value="5.905" calcext:value-type="float">
            <text:p>5.905</text:p>
          </table:table-cell>
          <table:table-cell office:value-type="float" office:value="42.789" calcext:value-type="float">
            <text:p>42.789</text:p>
          </table:table-cell>
          <table:table-cell office:value-type="float" office:value="18.376" calcext:value-type="float">
            <text:p>18.376</text:p>
          </table:table-cell>
          <table:table-cell office:value-type="float" office:value="4.59" calcext:value-type="float">
            <text:p>4.59</text:p>
          </table:table-cell>
          <table:table-cell office:value-type="float" office:value="96.455964843" calcext:value-type="float">
            <text:p>96.455964843</text:p>
          </table:table-cell>
          <table:table-cell/>
        </table:table-row>
        <table:table-row table:style-name="ro1">
          <table:table-cell office:value-type="string" calcext:value-type="string">
            <text:p>Wed May 20 02:10:27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42.832" calcext:value-type="float">
            <text:p>42.832</text:p>
          </table:table-cell>
          <table:table-cell office:value-type="float" office:value="18.624" calcext:value-type="float">
            <text:p>18.624</text:p>
          </table:table-cell>
          <table:table-cell office:value-type="float" office:value="4.63" calcext:value-type="float">
            <text:p>4.63</text:p>
          </table:table-cell>
          <table:table-cell office:value-type="float" office:value="96.458351562" calcext:value-type="float">
            <text:p>96.458351562</text:p>
          </table:table-cell>
          <table:table-cell/>
        </table:table-row>
        <table:table-row table:style-name="ro1">
          <table:table-cell office:value-type="string" calcext:value-type="string">
            <text:p>Wed May 20 02:10:33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42.779" calcext:value-type="float">
            <text:p>42.779</text:p>
          </table:table-cell>
          <table:table-cell office:value-type="float" office:value="17.955" calcext:value-type="float">
            <text:p>17.955</text:p>
          </table:table-cell>
          <table:table-cell office:value-type="float" office:value="4.6" calcext:value-type="float">
            <text:p>4.6</text:p>
          </table:table-cell>
          <table:table-cell office:value-type="float" office:value="96.459511718" calcext:value-type="float">
            <text:p>96.459511718</text:p>
          </table:table-cell>
          <table:table-cell/>
        </table:table-row>
        <table:table-row table:style-name="ro1">
          <table:table-cell office:value-type="string" calcext:value-type="string">
            <text:p>Wed May 20 02:10:39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42.847" calcext:value-type="float">
            <text:p>42.847</text:p>
          </table:table-cell>
          <table:table-cell office:value-type="float" office:value="17.816" calcext:value-type="float">
            <text:p>17.816</text:p>
          </table:table-cell>
          <table:table-cell office:value-type="float" office:value="4.6" calcext:value-type="float">
            <text:p>4.6</text:p>
          </table:table-cell>
          <table:table-cell office:value-type="float" office:value="96.454945312" calcext:value-type="float">
            <text:p>96.454945312</text:p>
          </table:table-cell>
          <table:table-cell/>
        </table:table-row>
        <table:table-row table:style-name="ro1">
          <table:table-cell office:value-type="string" calcext:value-type="string">
            <text:p>Wed May 20 02:10:45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2.854" calcext:value-type="float">
            <text:p>42.854</text:p>
          </table:table-cell>
          <table:table-cell office:value-type="float" office:value="18.092" calcext:value-type="float">
            <text:p>18.092</text:p>
          </table:table-cell>
          <table:table-cell office:value-type="float" office:value="4.62" calcext:value-type="float">
            <text:p>4.62</text:p>
          </table:table-cell>
          <table:table-cell office:value-type="float" office:value="96.457164062" calcext:value-type="float">
            <text:p>96.457164062</text:p>
          </table:table-cell>
          <table:table-cell/>
        </table:table-row>
        <table:table-row table:style-name="ro1">
          <table:table-cell office:value-type="string" calcext:value-type="string">
            <text:p>Wed May 20 02:10:51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2.867" calcext:value-type="float">
            <text:p>42.867</text:p>
          </table:table-cell>
          <table:table-cell office:value-type="float" office:value="18.115" calcext:value-type="float">
            <text:p>18.115</text:p>
          </table:table-cell>
          <table:table-cell office:value-type="float" office:value="4.56" calcext:value-type="float">
            <text:p>4.56</text:p>
          </table:table-cell>
          <table:table-cell office:value-type="float" office:value="96.456671875" calcext:value-type="float">
            <text:p>96.456671875</text:p>
          </table:table-cell>
          <table:table-cell/>
        </table:table-row>
        <table:table-row table:style-name="ro1">
          <table:table-cell office:value-type="string" calcext:value-type="string">
            <text:p>Wed May 20 02:10:57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844" calcext:value-type="float">
            <text:p>42.844</text:p>
          </table:table-cell>
          <table:table-cell office:value-type="float" office:value="18.977" calcext:value-type="float">
            <text:p>18.977</text:p>
          </table:table-cell>
          <table:table-cell office:value-type="float" office:value="4.53" calcext:value-type="float">
            <text:p>4.53</text:p>
          </table:table-cell>
          <table:table-cell office:value-type="float" office:value="96.457316406" calcext:value-type="float">
            <text:p>96.457316406</text:p>
          </table:table-cell>
          <table:table-cell/>
        </table:table-row>
        <table:table-row table:style-name="ro1">
          <table:table-cell office:value-type="string" calcext:value-type="string">
            <text:p>Wed May 20 02:11:03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832" calcext:value-type="float">
            <text:p>42.832</text:p>
          </table:table-cell>
          <table:table-cell office:value-type="float" office:value="18.618" calcext:value-type="float">
            <text:p>18.618</text:p>
          </table:table-cell>
          <table:table-cell office:value-type="float" office:value="4.52" calcext:value-type="float">
            <text:p>4.52</text:p>
          </table:table-cell>
          <table:table-cell office:value-type="float" office:value="96.455308593" calcext:value-type="float">
            <text:p>96.455308593</text:p>
          </table:table-cell>
          <table:table-cell/>
        </table:table-row>
        <table:table-row table:style-name="ro1">
          <table:table-cell office:value-type="string" calcext:value-type="string">
            <text:p>Wed May 20 02:11:08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849" calcext:value-type="float">
            <text:p>42.849</text:p>
          </table:table-cell>
          <table:table-cell office:value-type="float" office:value="17.445" calcext:value-type="float">
            <text:p>17.445</text:p>
          </table:table-cell>
          <table:table-cell office:value-type="float" office:value="4.61" calcext:value-type="float">
            <text:p>4.61</text:p>
          </table:table-cell>
          <table:table-cell office:value-type="float" office:value="96.459730468" calcext:value-type="float">
            <text:p>96.459730468</text:p>
          </table:table-cell>
          <table:table-cell/>
        </table:table-row>
        <table:table-row table:style-name="ro1">
          <table:table-cell office:value-type="string" calcext:value-type="string">
            <text:p>Wed May 20 02:11:14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2.842" calcext:value-type="float">
            <text:p>42.842</text:p>
          </table:table-cell>
          <table:table-cell office:value-type="float" office:value="18.942" calcext:value-type="float">
            <text:p>18.942</text:p>
          </table:table-cell>
          <table:table-cell office:value-type="float" office:value="4.51" calcext:value-type="float">
            <text:p>4.51</text:p>
          </table:table-cell>
          <table:table-cell office:value-type="float" office:value="96.455625" calcext:value-type="float">
            <text:p>96.455625</text:p>
          </table:table-cell>
          <table:table-cell/>
        </table:table-row>
        <table:table-row table:style-name="ro1">
          <table:table-cell office:value-type="string" calcext:value-type="string">
            <text:p>Wed May 20 02:11:20 2020</text:p>
          </table:table-cell>
          <table:table-cell office:value-type="float" office:value="5.905" calcext:value-type="float">
            <text:p>5.905</text:p>
          </table:table-cell>
          <table:table-cell office:value-type="float" office:value="42.865" calcext:value-type="float">
            <text:p>42.865</text:p>
          </table:table-cell>
          <table:table-cell office:value-type="float" office:value="18.351" calcext:value-type="float">
            <text:p>18.351</text:p>
          </table:table-cell>
          <table:table-cell office:value-type="float" office:value="4.52" calcext:value-type="float">
            <text:p>4.52</text:p>
          </table:table-cell>
          <table:table-cell office:value-type="float" office:value="96.454730468" calcext:value-type="float">
            <text:p>96.454730468</text:p>
          </table:table-cell>
          <table:table-cell/>
        </table:table-row>
        <table:table-row table:style-name="ro1">
          <table:table-cell office:value-type="string" calcext:value-type="string">
            <text:p>Wed May 20 02:11:26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42.907" calcext:value-type="float">
            <text:p>42.907</text:p>
          </table:table-cell>
          <table:table-cell office:value-type="float" office:value="17.779" calcext:value-type="float">
            <text:p>17.779</text:p>
          </table:table-cell>
          <table:table-cell office:value-type="float" office:value="4.51" calcext:value-type="float">
            <text:p>4.51</text:p>
          </table:table-cell>
          <table:table-cell office:value-type="float" office:value="96.457609375" calcext:value-type="float">
            <text:p>96.457609375</text:p>
          </table:table-cell>
          <table:table-cell/>
        </table:table-row>
        <table:table-row table:style-name="ro1">
          <table:table-cell office:value-type="string" calcext:value-type="string">
            <text:p>Wed May 20 02:11:32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42.88" calcext:value-type="float">
            <text:p>42.88</text:p>
          </table:table-cell>
          <table:table-cell office:value-type="float" office:value="18.525" calcext:value-type="float">
            <text:p>18.525</text:p>
          </table:table-cell>
          <table:table-cell office:value-type="float" office:value="4.49" calcext:value-type="float">
            <text:p>4.49</text:p>
          </table:table-cell>
          <table:table-cell office:value-type="float" office:value="96.455527343" calcext:value-type="float">
            <text:p>96.455527343</text:p>
          </table:table-cell>
          <table:table-cell/>
        </table:table-row>
        <table:table-row table:style-name="ro1">
          <table:table-cell office:value-type="string" calcext:value-type="string">
            <text:p>Wed May 20 02:11:38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42.882" calcext:value-type="float">
            <text:p>42.882</text:p>
          </table:table-cell>
          <table:table-cell office:value-type="float" office:value="18.328" calcext:value-type="float">
            <text:p>18.328</text:p>
          </table:table-cell>
          <table:table-cell office:value-type="float" office:value="4.48" calcext:value-type="float">
            <text:p>4.48</text:p>
          </table:table-cell>
          <table:table-cell office:value-type="float" office:value="96.4566875" calcext:value-type="float">
            <text:p>96.4566875</text:p>
          </table:table-cell>
          <table:table-cell/>
        </table:table-row>
        <table:table-row table:style-name="ro1">
          <table:table-cell office:value-type="string" calcext:value-type="string">
            <text:p>Wed May 20 02:11:44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2.91" calcext:value-type="float">
            <text:p>42.91</text:p>
          </table:table-cell>
          <table:table-cell office:value-type="float" office:value="19.071" calcext:value-type="float">
            <text:p>19.071</text:p>
          </table:table-cell>
          <table:table-cell office:value-type="float" office:value="4.5" calcext:value-type="float">
            <text:p>4.5</text:p>
          </table:table-cell>
          <table:table-cell office:value-type="float" office:value="96.455636718" calcext:value-type="float">
            <text:p>96.455636718</text:p>
          </table:table-cell>
          <table:table-cell/>
        </table:table-row>
        <table:table-row table:style-name="ro1">
          <table:table-cell office:value-type="string" calcext:value-type="string">
            <text:p>Wed May 20 02:11:50 2020</text:p>
          </table:table-cell>
          <table:table-cell office:value-type="float" office:value="5.9" calcext:value-type="float">
            <text:p>5.9</text:p>
          </table:table-cell>
          <table:table-cell office:value-type="float" office:value="42.988" calcext:value-type="float">
            <text:p>42.988</text:p>
          </table:table-cell>
          <table:table-cell office:value-type="float" office:value="17.852" calcext:value-type="float">
            <text:p>17.852</text:p>
          </table:table-cell>
          <table:table-cell office:value-type="float" office:value="4.47" calcext:value-type="float">
            <text:p>4.47</text:p>
          </table:table-cell>
          <table:table-cell office:value-type="float" office:value="96.456261718" calcext:value-type="float">
            <text:p>96.456261718</text:p>
          </table:table-cell>
          <table:table-cell/>
        </table:table-row>
        <table:table-row table:style-name="ro1">
          <table:table-cell office:value-type="string" calcext:value-type="string">
            <text:p>Wed May 20 02:11:56 2020</text:p>
          </table:table-cell>
          <table:table-cell office:value-type="float" office:value="5.9" calcext:value-type="float">
            <text:p>5.9</text:p>
          </table:table-cell>
          <table:table-cell office:value-type="float" office:value="42.965" calcext:value-type="float">
            <text:p>42.965</text:p>
          </table:table-cell>
          <table:table-cell office:value-type="float" office:value="18.69" calcext:value-type="float">
            <text:p>18.69</text:p>
          </table:table-cell>
          <table:table-cell office:value-type="float" office:value="4.44" calcext:value-type="float">
            <text:p>4.44</text:p>
          </table:table-cell>
          <table:table-cell office:value-type="float" office:value="96.455003906" calcext:value-type="float">
            <text:p>96.455003906</text:p>
          </table:table-cell>
          <table:table-cell/>
        </table:table-row>
        <table:table-row table:style-name="ro1">
          <table:table-cell office:value-type="string" calcext:value-type="string">
            <text:p>Wed May 20 02:12:02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2.978" calcext:value-type="float">
            <text:p>42.978</text:p>
          </table:table-cell>
          <table:table-cell office:value-type="float" office:value="17.779" calcext:value-type="float">
            <text:p>17.779</text:p>
          </table:table-cell>
          <table:table-cell office:value-type="float" office:value="4.44" calcext:value-type="float">
            <text:p>4.44</text:p>
          </table:table-cell>
          <table:table-cell office:value-type="float" office:value="96.4541875" calcext:value-type="float">
            <text:p>96.4541875</text:p>
          </table:table-cell>
          <table:table-cell/>
        </table:table-row>
        <table:table-row table:style-name="ro1">
          <table:table-cell office:value-type="string" calcext:value-type="string">
            <text:p>Wed May 20 02:12:07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2.96" calcext:value-type="float">
            <text:p>42.96</text:p>
          </table:table-cell>
          <table:table-cell office:value-type="float" office:value="17.747" calcext:value-type="float">
            <text:p>17.747</text:p>
          </table:table-cell>
          <table:table-cell office:value-type="float" office:value="4.44" calcext:value-type="float">
            <text:p>4.44</text:p>
          </table:table-cell>
          <table:table-cell office:value-type="float" office:value="96.453816406" calcext:value-type="float">
            <text:p>96.453816406</text:p>
          </table:table-cell>
          <table:table-cell/>
        </table:table-row>
        <table:table-row table:style-name="ro1">
          <table:table-cell office:value-type="string" calcext:value-type="string">
            <text:p>Wed May 20 02:12:13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42.983" calcext:value-type="float">
            <text:p>42.983</text:p>
          </table:table-cell>
          <table:table-cell office:value-type="float" office:value="18.032" calcext:value-type="float">
            <text:p>18.032</text:p>
          </table:table-cell>
          <table:table-cell office:value-type="float" office:value="4.41" calcext:value-type="float">
            <text:p>4.41</text:p>
          </table:table-cell>
          <table:table-cell office:value-type="float" office:value="96.460003906" calcext:value-type="float">
            <text:p>96.460003906</text:p>
          </table:table-cell>
          <table:table-cell/>
        </table:table-row>
        <table:table-row table:style-name="ro1">
          <table:table-cell office:value-type="string" calcext:value-type="string">
            <text:p>Wed May 20 02:12:19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43.011" calcext:value-type="float">
            <text:p>43.011</text:p>
          </table:table-cell>
          <table:table-cell office:value-type="float" office:value="18.025" calcext:value-type="float">
            <text:p>18.025</text:p>
          </table:table-cell>
          <table:table-cell office:value-type="float" office:value="4.43" calcext:value-type="float">
            <text:p>4.43</text:p>
          </table:table-cell>
          <table:table-cell office:value-type="float" office:value="96.458984375" calcext:value-type="float">
            <text:p>96.458984375</text:p>
          </table:table-cell>
          <table:table-cell/>
        </table:table-row>
        <table:table-row table:style-name="ro1">
          <table:table-cell office:value-type="string" calcext:value-type="string">
            <text:p>Wed May 20 02:12:25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043" calcext:value-type="float">
            <text:p>43.043</text:p>
          </table:table-cell>
          <table:table-cell office:value-type="float" office:value="17.318" calcext:value-type="float">
            <text:p>17.318</text:p>
          </table:table-cell>
          <table:table-cell office:value-type="float" office:value="4.39" calcext:value-type="float">
            <text:p>4.39</text:p>
          </table:table-cell>
          <table:table-cell office:value-type="float" office:value="96.456695312" calcext:value-type="float">
            <text:p>96.456695312</text:p>
          </table:table-cell>
          <table:table-cell/>
        </table:table-row>
        <table:table-row table:style-name="ro1">
          <table:table-cell office:value-type="string" calcext:value-type="string">
            <text:p>Wed May 20 02:12:31 2020</text:p>
          </table:table-cell>
          <table:table-cell office:value-type="float" office:value="5.906" calcext:value-type="float">
            <text:p>5.906</text:p>
          </table:table-cell>
          <table:table-cell office:value-type="float" office:value="43.046" calcext:value-type="float">
            <text:p>43.046</text:p>
          </table:table-cell>
          <table:table-cell office:value-type="float" office:value="17.909" calcext:value-type="float">
            <text:p>17.909</text:p>
          </table:table-cell>
          <table:table-cell office:value-type="float" office:value="4.4" calcext:value-type="float">
            <text:p>4.4</text:p>
          </table:table-cell>
          <table:table-cell office:value-type="float" office:value="96.458070312" calcext:value-type="float">
            <text:p>96.458070312</text:p>
          </table:table-cell>
          <table:table-cell/>
        </table:table-row>
        <table:table-row table:style-name="ro1">
          <table:table-cell office:value-type="string" calcext:value-type="string">
            <text:p>Wed May 20 02:12:37 2020</text:p>
          </table:table-cell>
          <table:table-cell office:value-type="float" office:value="5.902" calcext:value-type="float">
            <text:p>5.902</text:p>
          </table:table-cell>
          <table:table-cell office:value-type="float" office:value="43.038" calcext:value-type="float">
            <text:p>43.038</text:p>
          </table:table-cell>
          <table:table-cell office:value-type="float" office:value="18.078" calcext:value-type="float">
            <text:p>18.078</text:p>
          </table:table-cell>
          <table:table-cell office:value-type="float" office:value="4.38" calcext:value-type="float">
            <text:p>4.38</text:p>
          </table:table-cell>
          <table:table-cell office:value-type="float" office:value="96.458164062" calcext:value-type="float">
            <text:p>96.458164062</text:p>
          </table:table-cell>
          <table:table-cell/>
        </table:table-row>
        <table:table-row table:style-name="ro1">
          <table:table-cell office:value-type="string" calcext:value-type="string">
            <text:p>Wed May 20 02:12:43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026" calcext:value-type="float">
            <text:p>43.026</text:p>
          </table:table-cell>
          <table:table-cell office:value-type="float" office:value="18.544" calcext:value-type="float">
            <text:p>18.544</text:p>
          </table:table-cell>
          <table:table-cell office:value-type="float" office:value="4.39" calcext:value-type="float">
            <text:p>4.39</text:p>
          </table:table-cell>
          <table:table-cell office:value-type="float" office:value="96.456757812" calcext:value-type="float">
            <text:p>96.456757812</text:p>
          </table:table-cell>
          <table:table-cell/>
        </table:table-row>
        <table:table-row table:style-name="ro1">
          <table:table-cell office:value-type="string" calcext:value-type="string">
            <text:p>Wed May 20 02:12:49 2020</text:p>
          </table:table-cell>
          <table:table-cell office:value-type="float" office:value="5.9" calcext:value-type="float">
            <text:p>5.9</text:p>
          </table:table-cell>
          <table:table-cell office:value-type="float" office:value="43.069" calcext:value-type="float">
            <text:p>43.069</text:p>
          </table:table-cell>
          <table:table-cell office:value-type="float" office:value="17.572" calcext:value-type="float">
            <text:p>17.572</text:p>
          </table:table-cell>
          <table:table-cell office:value-type="float" office:value="4.36" calcext:value-type="float">
            <text:p>4.36</text:p>
          </table:table-cell>
          <table:table-cell office:value-type="float" office:value="96.457324218" calcext:value-type="float">
            <text:p>96.457324218</text:p>
          </table:table-cell>
          <table:table-cell/>
        </table:table-row>
        <table:table-row table:style-name="ro1">
          <table:table-cell office:value-type="string" calcext:value-type="string">
            <text:p>Wed May 20 02:12:55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086" calcext:value-type="float">
            <text:p>43.086</text:p>
          </table:table-cell>
          <table:table-cell office:value-type="float" office:value="17.35" calcext:value-type="float">
            <text:p>17.35</text:p>
          </table:table-cell>
          <table:table-cell office:value-type="float" office:value="4.36" calcext:value-type="float">
            <text:p>4.36</text:p>
          </table:table-cell>
          <table:table-cell office:value-type="float" office:value="96.453074218" calcext:value-type="float">
            <text:p>96.453074218</text:p>
          </table:table-cell>
          <table:table-cell/>
        </table:table-row>
        <table:table-row table:style-name="ro1">
          <table:table-cell office:value-type="string" calcext:value-type="string">
            <text:p>Wed May 20 02:13:01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3.079" calcext:value-type="float">
            <text:p>43.079</text:p>
          </table:table-cell>
          <table:table-cell office:value-type="float" office:value="17.858" calcext:value-type="float">
            <text:p>17.858</text:p>
          </table:table-cell>
          <table:table-cell office:value-type="float" office:value="4.35" calcext:value-type="float">
            <text:p>4.35</text:p>
          </table:table-cell>
          <table:table-cell office:value-type="float" office:value="96.457234375" calcext:value-type="float">
            <text:p>96.457234375</text:p>
          </table:table-cell>
          <table:table-cell/>
        </table:table-row>
        <table:table-row table:style-name="ro1">
          <table:table-cell office:value-type="string" calcext:value-type="string">
            <text:p>Wed May 20 02:13:07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3.101" calcext:value-type="float">
            <text:p>43.101</text:p>
          </table:table-cell>
          <table:table-cell office:value-type="float" office:value="19.12" calcext:value-type="float">
            <text:p>19.12</text:p>
          </table:table-cell>
          <table:table-cell office:value-type="float" office:value="4.33" calcext:value-type="float">
            <text:p>4.33</text:p>
          </table:table-cell>
          <table:table-cell office:value-type="float" office:value="96.457765625" calcext:value-type="float">
            <text:p>96.457765625</text:p>
          </table:table-cell>
          <table:table-cell/>
        </table:table-row>
        <table:table-row table:style-name="ro1">
          <table:table-cell office:value-type="string" calcext:value-type="string">
            <text:p>Wed May 20 02:13:12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43.114" calcext:value-type="float">
            <text:p>43.114</text:p>
          </table:table-cell>
          <table:table-cell office:value-type="float" office:value="18.237" calcext:value-type="float">
            <text:p>18.237</text:p>
          </table:table-cell>
          <table:table-cell office:value-type="float" office:value="4.32" calcext:value-type="float">
            <text:p>4.32</text:p>
          </table:table-cell>
          <table:table-cell office:value-type="float" office:value="96.457539062" calcext:value-type="float">
            <text:p>96.457539062</text:p>
          </table:table-cell>
          <table:table-cell/>
        </table:table-row>
        <table:table-row table:style-name="ro1">
          <table:table-cell office:value-type="string" calcext:value-type="string">
            <text:p>Wed May 20 02:13:18 2020</text:p>
          </table:table-cell>
          <table:table-cell office:value-type="float" office:value="5.897" calcext:value-type="float">
            <text:p>5.897</text:p>
          </table:table-cell>
          <table:table-cell office:value-type="float" office:value="43.116" calcext:value-type="float">
            <text:p>43.116</text:p>
          </table:table-cell>
          <table:table-cell office:value-type="float" office:value="17.555" calcext:value-type="float">
            <text:p>17.555</text:p>
          </table:table-cell>
          <table:table-cell office:value-type="float" office:value="4.31" calcext:value-type="float">
            <text:p>4.31</text:p>
          </table:table-cell>
          <table:table-cell office:value-type="float" office:value="96.458425781" calcext:value-type="float">
            <text:p>96.458425781</text:p>
          </table:table-cell>
          <table:table-cell/>
        </table:table-row>
        <table:table-row table:style-name="ro1">
          <table:table-cell office:value-type="string" calcext:value-type="string">
            <text:p>Wed May 20 02:13:24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43.089" calcext:value-type="float">
            <text:p>43.089</text:p>
          </table:table-cell>
          <table:table-cell office:value-type="float" office:value="18.161" calcext:value-type="float">
            <text:p>18.161</text:p>
          </table:table-cell>
          <table:table-cell office:value-type="float" office:value="4.28" calcext:value-type="float">
            <text:p>4.28</text:p>
          </table:table-cell>
          <table:table-cell office:value-type="float" office:value="96.456964843" calcext:value-type="float">
            <text:p>96.456964843</text:p>
          </table:table-cell>
          <table:table-cell/>
        </table:table-row>
        <table:table-row table:style-name="ro1">
          <table:table-cell office:value-type="string" calcext:value-type="string">
            <text:p>Wed May 20 02:13:30 2020</text:p>
          </table:table-cell>
          <table:table-cell office:value-type="float" office:value="5.906" calcext:value-type="float">
            <text:p>5.906</text:p>
          </table:table-cell>
          <table:table-cell office:value-type="float" office:value="43.091" calcext:value-type="float">
            <text:p>43.091</text:p>
          </table:table-cell>
          <table:table-cell office:value-type="float" office:value="18.174" calcext:value-type="float">
            <text:p>18.174</text:p>
          </table:table-cell>
          <table:table-cell office:value-type="float" office:value="4.3" calcext:value-type="float">
            <text:p>4.3</text:p>
          </table:table-cell>
          <table:table-cell office:value-type="float" office:value="96.457808593" calcext:value-type="float">
            <text:p>96.457808593</text:p>
          </table:table-cell>
          <table:table-cell/>
        </table:table-row>
        <table:table-row table:style-name="ro1">
          <table:table-cell office:value-type="string" calcext:value-type="string">
            <text:p>Wed May 20 02:13:36 2020</text:p>
          </table:table-cell>
          <table:table-cell office:value-type="float" office:value="5.902" calcext:value-type="float">
            <text:p>5.902</text:p>
          </table:table-cell>
          <table:table-cell office:value-type="float" office:value="43.134" calcext:value-type="float">
            <text:p>43.134</text:p>
          </table:table-cell>
          <table:table-cell office:value-type="float" office:value="17.163" calcext:value-type="float">
            <text:p>17.163</text:p>
          </table:table-cell>
          <table:table-cell office:value-type="float" office:value="4.29" calcext:value-type="float">
            <text:p>4.29</text:p>
          </table:table-cell>
          <table:table-cell office:value-type="float" office:value="96.456976562" calcext:value-type="float">
            <text:p>96.456976562</text:p>
          </table:table-cell>
          <table:table-cell/>
        </table:table-row>
        <table:table-row table:style-name="ro1">
          <table:table-cell office:value-type="string" calcext:value-type="string">
            <text:p>Wed May 20 02:13:42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111" calcext:value-type="float">
            <text:p>43.111</text:p>
          </table:table-cell>
          <table:table-cell office:value-type="float" office:value="18.037" calcext:value-type="float">
            <text:p>18.037</text:p>
          </table:table-cell>
          <table:table-cell office:value-type="float" office:value="4.24" calcext:value-type="float">
            <text:p>4.24</text:p>
          </table:table-cell>
          <table:table-cell office:value-type="float" office:value="96.456914062" calcext:value-type="float">
            <text:p>96.456914062</text:p>
          </table:table-cell>
          <table:table-cell/>
        </table:table-row>
        <table:table-row table:style-name="ro1">
          <table:table-cell office:value-type="string" calcext:value-type="string">
            <text:p>Wed May 20 02:13:48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099" calcext:value-type="float">
            <text:p>43.099</text:p>
          </table:table-cell>
          <table:table-cell office:value-type="float" office:value="17.953" calcext:value-type="float">
            <text:p>17.953</text:p>
          </table:table-cell>
          <table:table-cell office:value-type="float" office:value="4.26" calcext:value-type="float">
            <text:p>4.26</text:p>
          </table:table-cell>
          <table:table-cell office:value-type="float" office:value="96.460613281" calcext:value-type="float">
            <text:p>96.460613281</text:p>
          </table:table-cell>
          <table:table-cell/>
        </table:table-row>
        <table:table-row table:style-name="ro1">
          <table:table-cell office:value-type="string" calcext:value-type="string">
            <text:p>Wed May 20 02:13:54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147" calcext:value-type="float">
            <text:p>43.147</text:p>
          </table:table-cell>
          <table:table-cell office:value-type="float" office:value="17.533" calcext:value-type="float">
            <text:p>17.533</text:p>
          </table:table-cell>
          <table:table-cell office:value-type="float" office:value="4.29" calcext:value-type="float">
            <text:p>4.29</text:p>
          </table:table-cell>
          <table:table-cell office:value-type="float" office:value="96.456140625" calcext:value-type="float">
            <text:p>96.456140625</text:p>
          </table:table-cell>
          <table:table-cell/>
        </table:table-row>
        <table:table-row table:style-name="ro1">
          <table:table-cell office:value-type="string" calcext:value-type="string">
            <text:p>Wed May 20 02:14:00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3.154" calcext:value-type="float">
            <text:p>43.154</text:p>
          </table:table-cell>
          <table:table-cell office:value-type="float" office:value="18.182" calcext:value-type="float">
            <text:p>18.182</text:p>
          </table:table-cell>
          <table:table-cell office:value-type="float" office:value="4.24" calcext:value-type="float">
            <text:p>4.24</text:p>
          </table:table-cell>
          <table:table-cell office:value-type="float" office:value="96.453933593" calcext:value-type="float">
            <text:p>96.453933593</text:p>
          </table:table-cell>
          <table:table-cell/>
        </table:table-row>
        <table:table-row table:style-name="ro1">
          <table:table-cell office:value-type="string" calcext:value-type="string">
            <text:p>Wed May 20 02:14:06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43.147" calcext:value-type="float">
            <text:p>43.147</text:p>
          </table:table-cell>
          <table:table-cell office:value-type="float" office:value="18.547" calcext:value-type="float">
            <text:p>18.547</text:p>
          </table:table-cell>
          <table:table-cell office:value-type="float" office:value="4.22" calcext:value-type="float">
            <text:p>4.22</text:p>
          </table:table-cell>
          <table:table-cell office:value-type="float" office:value="96.454585937" calcext:value-type="float">
            <text:p>96.454585937</text:p>
          </table:table-cell>
          <table:table-cell/>
        </table:table-row>
        <table:table-row table:style-name="ro1">
          <table:table-cell office:value-type="string" calcext:value-type="string">
            <text:p>Wed May 20 02:14:11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3.174" calcext:value-type="float">
            <text:p>43.174</text:p>
          </table:table-cell>
          <table:table-cell office:value-type="float" office:value="18.707" calcext:value-type="float">
            <text:p>18.707</text:p>
          </table:table-cell>
          <table:table-cell office:value-type="float" office:value="4.22" calcext:value-type="float">
            <text:p>4.22</text:p>
          </table:table-cell>
          <table:table-cell office:value-type="float" office:value="96.452171875" calcext:value-type="float">
            <text:p>96.452171875</text:p>
          </table:table-cell>
          <table:table-cell/>
        </table:table-row>
        <table:table-row table:style-name="ro1">
          <table:table-cell office:value-type="string" calcext:value-type="string">
            <text:p>Wed May 20 02:14:17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157" calcext:value-type="float">
            <text:p>43.157</text:p>
          </table:table-cell>
          <table:table-cell office:value-type="float" office:value="18.33" calcext:value-type="float">
            <text:p>18.33</text:p>
          </table:table-cell>
          <table:table-cell office:value-type="float" office:value="4.21" calcext:value-type="float">
            <text:p>4.21</text:p>
          </table:table-cell>
          <table:table-cell office:value-type="float" office:value="96.45296875" calcext:value-type="float">
            <text:p>96.45296875</text:p>
          </table:table-cell>
          <table:table-cell/>
        </table:table-row>
        <table:table-row table:style-name="ro1">
          <table:table-cell office:value-type="string" calcext:value-type="string">
            <text:p>Wed May 20 02:14:23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43.174" calcext:value-type="float">
            <text:p>43.174</text:p>
          </table:table-cell>
          <table:table-cell office:value-type="float" office:value="17.547" calcext:value-type="float">
            <text:p>17.547</text:p>
          </table:table-cell>
          <table:table-cell office:value-type="float" office:value="4.2" calcext:value-type="float">
            <text:p>4.2</text:p>
          </table:table-cell>
          <table:table-cell office:value-type="float" office:value="96.4535" calcext:value-type="float">
            <text:p>96.4535</text:p>
          </table:table-cell>
          <table:table-cell/>
        </table:table-row>
        <table:table-row table:style-name="ro1">
          <table:table-cell office:value-type="string" calcext:value-type="string">
            <text:p>Wed May 20 02:14:29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3.182" calcext:value-type="float">
            <text:p>43.182</text:p>
          </table:table-cell>
          <table:table-cell office:value-type="float" office:value="18.269" calcext:value-type="float">
            <text:p>18.269</text:p>
          </table:table-cell>
          <table:table-cell office:value-type="float" office:value="4.2" calcext:value-type="float">
            <text:p>4.2</text:p>
          </table:table-cell>
          <table:table-cell office:value-type="float" office:value="96.456582031" calcext:value-type="float">
            <text:p>96.456582031</text:p>
          </table:table-cell>
          <table:table-cell/>
        </table:table-row>
        <table:table-row table:style-name="ro1">
          <table:table-cell office:value-type="string" calcext:value-type="string">
            <text:p>Wed May 20 02:14:35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179" calcext:value-type="float">
            <text:p>43.179</text:p>
          </table:table-cell>
          <table:table-cell office:value-type="float" office:value="18.264" calcext:value-type="float">
            <text:p>18.264</text:p>
          </table:table-cell>
          <table:table-cell office:value-type="float" office:value="4.19" calcext:value-type="float">
            <text:p>4.19</text:p>
          </table:table-cell>
          <table:table-cell office:value-type="float" office:value="96.460011718" calcext:value-type="float">
            <text:p>96.460011718</text:p>
          </table:table-cell>
          <table:table-cell/>
        </table:table-row>
        <table:table-row table:style-name="ro1">
          <table:table-cell office:value-type="string" calcext:value-type="string">
            <text:p>Wed May 20 02:14:41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3.177" calcext:value-type="float">
            <text:p>43.177</text:p>
          </table:table-cell>
          <table:table-cell office:value-type="float" office:value="17.707" calcext:value-type="float">
            <text:p>17.707</text:p>
          </table:table-cell>
          <table:table-cell office:value-type="float" office:value="4.17" calcext:value-type="float">
            <text:p>4.17</text:p>
          </table:table-cell>
          <table:table-cell office:value-type="float" office:value="96.457050781" calcext:value-type="float">
            <text:p>96.457050781</text:p>
          </table:table-cell>
          <table:table-cell/>
        </table:table-row>
        <table:table-row table:style-name="ro1">
          <table:table-cell office:value-type="string" calcext:value-type="string">
            <text:p>Wed May 20 02:14:47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204" calcext:value-type="float">
            <text:p>43.204</text:p>
          </table:table-cell>
          <table:table-cell office:value-type="float" office:value="17.962" calcext:value-type="float">
            <text:p>17.962</text:p>
          </table:table-cell>
          <table:table-cell office:value-type="float" office:value="4.18" calcext:value-type="float">
            <text:p>4.18</text:p>
          </table:table-cell>
          <table:table-cell office:value-type="float" office:value="96.459144531" calcext:value-type="float">
            <text:p>96.459144531</text:p>
          </table:table-cell>
          <table:table-cell/>
        </table:table-row>
        <table:table-row table:style-name="ro1">
          <table:table-cell office:value-type="string" calcext:value-type="string">
            <text:p>Wed May 20 02:14:53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3.182" calcext:value-type="float">
            <text:p>43.182</text:p>
          </table:table-cell>
          <table:table-cell office:value-type="float" office:value="18.208" calcext:value-type="float">
            <text:p>18.208</text:p>
          </table:table-cell>
          <table:table-cell office:value-type="float" office:value="4.15" calcext:value-type="float">
            <text:p>4.15</text:p>
          </table:table-cell>
          <table:table-cell office:value-type="float" office:value="96.459800781" calcext:value-type="float">
            <text:p>96.459800781</text:p>
          </table:table-cell>
          <table:table-cell/>
        </table:table-row>
        <table:table-row table:style-name="ro1">
          <table:table-cell office:value-type="string" calcext:value-type="string">
            <text:p>Wed May 20 02:14:59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26" calcext:value-type="float">
            <text:p>43.26</text:p>
          </table:table-cell>
          <table:table-cell office:value-type="float" office:value="17.489" calcext:value-type="float">
            <text:p>17.489</text:p>
          </table:table-cell>
          <table:table-cell office:value-type="float" office:value="4.11" calcext:value-type="float">
            <text:p>4.11</text:p>
          </table:table-cell>
          <table:table-cell office:value-type="float" office:value="96.459722656" calcext:value-type="float">
            <text:p>96.459722656</text:p>
          </table:table-cell>
          <table:table-cell/>
        </table:table-row>
        <table:table-row table:style-name="ro1">
          <table:table-cell office:value-type="string" calcext:value-type="string">
            <text:p>Wed May 20 02:15:05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197" calcext:value-type="float">
            <text:p>43.197</text:p>
          </table:table-cell>
          <table:table-cell office:value-type="float" office:value="17.57" calcext:value-type="float">
            <text:p>17.57</text:p>
          </table:table-cell>
          <table:table-cell office:value-type="float" office:value="4.11" calcext:value-type="float">
            <text:p>4.11</text:p>
          </table:table-cell>
          <table:table-cell office:value-type="float" office:value="96.458523437" calcext:value-type="float">
            <text:p>96.458523437</text:p>
          </table:table-cell>
          <table:table-cell/>
        </table:table-row>
        <table:table-row table:style-name="ro1">
          <table:table-cell office:value-type="string" calcext:value-type="string">
            <text:p>Wed May 20 02:15:10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23" calcext:value-type="float">
            <text:p>43.23</text:p>
          </table:table-cell>
          <table:table-cell office:value-type="float" office:value="18.374" calcext:value-type="float">
            <text:p>18.374</text:p>
          </table:table-cell>
          <table:table-cell office:value-type="float" office:value="4.1" calcext:value-type="float">
            <text:p>4.1</text:p>
          </table:table-cell>
          <table:table-cell office:value-type="float" office:value="96.456820312" calcext:value-type="float">
            <text:p>96.456820312</text:p>
          </table:table-cell>
          <table:table-cell/>
        </table:table-row>
        <table:table-row table:style-name="ro1">
          <table:table-cell office:value-type="string" calcext:value-type="string">
            <text:p>Wed May 20 02:15:16 2020</text:p>
          </table:table-cell>
          <table:table-cell office:value-type="float" office:value="5.906" calcext:value-type="float">
            <text:p>5.906</text:p>
          </table:table-cell>
          <table:table-cell office:value-type="float" office:value="43.252" calcext:value-type="float">
            <text:p>43.252</text:p>
          </table:table-cell>
          <table:table-cell office:value-type="float" office:value="17.237" calcext:value-type="float">
            <text:p>17.237</text:p>
          </table:table-cell>
          <table:table-cell office:value-type="float" office:value="4.11" calcext:value-type="float">
            <text:p>4.11</text:p>
          </table:table-cell>
          <table:table-cell office:value-type="float" office:value="96.458527343" calcext:value-type="float">
            <text:p>96.458527343</text:p>
          </table:table-cell>
          <table:table-cell/>
        </table:table-row>
        <table:table-row table:style-name="ro1">
          <table:table-cell office:value-type="string" calcext:value-type="string">
            <text:p>Wed May 20 02:15:22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43.255" calcext:value-type="float">
            <text:p>43.255</text:p>
          </table:table-cell>
          <table:table-cell office:value-type="float" office:value="18.2" calcext:value-type="float">
            <text:p>18.2</text:p>
          </table:table-cell>
          <table:table-cell office:value-type="float" office:value="4.07" calcext:value-type="float">
            <text:p>4.07</text:p>
          </table:table-cell>
          <table:table-cell office:value-type="float" office:value="96.454988281" calcext:value-type="float">
            <text:p>96.454988281</text:p>
          </table:table-cell>
          <table:table-cell/>
        </table:table-row>
        <table:table-row table:style-name="ro1">
          <table:table-cell office:value-type="string" calcext:value-type="string">
            <text:p>Wed May 20 02:15:28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43.277" calcext:value-type="float">
            <text:p>43.277</text:p>
          </table:table-cell>
          <table:table-cell office:value-type="float" office:value="17.576" calcext:value-type="float">
            <text:p>17.576</text:p>
          </table:table-cell>
          <table:table-cell office:value-type="float" office:value="4.06" calcext:value-type="float">
            <text:p>4.06</text:p>
          </table:table-cell>
          <table:table-cell office:value-type="float" office:value="96.452183593" calcext:value-type="float">
            <text:p>96.452183593</text:p>
          </table:table-cell>
          <table:table-cell/>
        </table:table-row>
        <table:table-row table:style-name="ro1">
          <table:table-cell office:value-type="string" calcext:value-type="string">
            <text:p>Wed May 20 02:15:34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43.24" calcext:value-type="float">
            <text:p>43.24</text:p>
          </table:table-cell>
          <table:table-cell office:value-type="float" office:value="17.639" calcext:value-type="float">
            <text:p>17.639</text:p>
          </table:table-cell>
          <table:table-cell office:value-type="float" office:value="4.09" calcext:value-type="float">
            <text:p>4.09</text:p>
          </table:table-cell>
          <table:table-cell office:value-type="float" office:value="96.451039062" calcext:value-type="float">
            <text:p>96.451039062</text:p>
          </table:table-cell>
          <table:table-cell/>
        </table:table-row>
        <table:table-row table:style-name="ro1">
          <table:table-cell office:value-type="string" calcext:value-type="string">
            <text:p>Wed May 20 02:15:40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272" calcext:value-type="float">
            <text:p>43.272</text:p>
          </table:table-cell>
          <table:table-cell office:value-type="float" office:value="18.061" calcext:value-type="float">
            <text:p>18.061</text:p>
          </table:table-cell>
          <table:table-cell office:value-type="float" office:value="4.06" calcext:value-type="float">
            <text:p>4.06</text:p>
          </table:table-cell>
          <table:table-cell office:value-type="float" office:value="96.452089843" calcext:value-type="float">
            <text:p>96.452089843</text:p>
          </table:table-cell>
          <table:table-cell/>
        </table:table-row>
        <table:table-row table:style-name="ro1">
          <table:table-cell office:value-type="string" calcext:value-type="string">
            <text:p>Wed May 20 02:15:46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3.295" calcext:value-type="float">
            <text:p>43.295</text:p>
          </table:table-cell>
          <table:table-cell office:value-type="float" office:value="17.251" calcext:value-type="float">
            <text:p>17.251</text:p>
          </table:table-cell>
          <table:table-cell office:value-type="float" office:value="4.06" calcext:value-type="float">
            <text:p>4.06</text:p>
          </table:table-cell>
          <table:table-cell office:value-type="float" office:value="96.454113281" calcext:value-type="float">
            <text:p>96.454113281</text:p>
          </table:table-cell>
          <table:table-cell/>
        </table:table-row>
        <table:table-row table:style-name="ro1">
          <table:table-cell office:value-type="string" calcext:value-type="string">
            <text:p>Wed May 20 02:15:52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288" calcext:value-type="float">
            <text:p>43.288</text:p>
          </table:table-cell>
          <table:table-cell office:value-type="float" office:value="18.522" calcext:value-type="float">
            <text:p>18.522</text:p>
          </table:table-cell>
          <table:table-cell office:value-type="float" office:value="4.05" calcext:value-type="float">
            <text:p>4.05</text:p>
          </table:table-cell>
          <table:table-cell office:value-type="float" office:value="96.453339843" calcext:value-type="float">
            <text:p>96.453339843</text:p>
          </table:table-cell>
          <table:table-cell/>
        </table:table-row>
        <table:table-row table:style-name="ro1">
          <table:table-cell office:value-type="string" calcext:value-type="string">
            <text:p>Wed May 20 02:15:58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25" calcext:value-type="float">
            <text:p>43.25</text:p>
          </table:table-cell>
          <table:table-cell office:value-type="float" office:value="18.344" calcext:value-type="float">
            <text:p>18.344</text:p>
          </table:table-cell>
          <table:table-cell office:value-type="float" office:value="4.04" calcext:value-type="float">
            <text:p>4.04</text:p>
          </table:table-cell>
          <table:table-cell office:value-type="float" office:value="96.452914062" calcext:value-type="float">
            <text:p>96.452914062</text:p>
          </table:table-cell>
          <table:table-cell/>
        </table:table-row>
        <table:table-row table:style-name="ro1">
          <table:table-cell office:value-type="string" calcext:value-type="string">
            <text:p>Wed May 20 02:16:04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3.252" calcext:value-type="float">
            <text:p>43.252</text:p>
          </table:table-cell>
          <table:table-cell office:value-type="float" office:value="17.832" calcext:value-type="float">
            <text:p>17.832</text:p>
          </table:table-cell>
          <table:table-cell office:value-type="float" office:value="4.05" calcext:value-type="float">
            <text:p>4.05</text:p>
          </table:table-cell>
          <table:table-cell office:value-type="float" office:value="96.452179687" calcext:value-type="float">
            <text:p>96.452179687</text:p>
          </table:table-cell>
          <table:table-cell/>
        </table:table-row>
        <table:table-row table:style-name="ro1">
          <table:table-cell office:value-type="string" calcext:value-type="string">
            <text:p>Wed May 20 02:16:09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29" calcext:value-type="float">
            <text:p>43.29</text:p>
          </table:table-cell>
          <table:table-cell office:value-type="float" office:value="17.581" calcext:value-type="float">
            <text:p>17.581</text:p>
          </table:table-cell>
          <table:table-cell office:value-type="float" office:value="3.99" calcext:value-type="float">
            <text:p>3.99</text:p>
          </table:table-cell>
          <table:table-cell office:value-type="float" office:value="96.453679687" calcext:value-type="float">
            <text:p>96.453679687</text:p>
          </table:table-cell>
          <table:table-cell/>
        </table:table-row>
        <table:table-row table:style-name="ro1">
          <table:table-cell office:value-type="string" calcext:value-type="string">
            <text:p>Wed May 20 02:16:15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43.247" calcext:value-type="float">
            <text:p>43.247</text:p>
          </table:table-cell>
          <table:table-cell office:value-type="float" office:value="19.078" calcext:value-type="float">
            <text:p>19.078</text:p>
          </table:table-cell>
          <table:table-cell office:value-type="float" office:value="4.02" calcext:value-type="float">
            <text:p>4.02</text:p>
          </table:table-cell>
          <table:table-cell office:value-type="float" office:value="96.452328125" calcext:value-type="float">
            <text:p>96.452328125</text:p>
          </table:table-cell>
          <table:table-cell/>
        </table:table-row>
        <table:table-row table:style-name="ro1">
          <table:table-cell office:value-type="string" calcext:value-type="string">
            <text:p>Wed May 20 02:16:21 2020</text:p>
          </table:table-cell>
          <table:table-cell office:value-type="float" office:value="5.904" calcext:value-type="float">
            <text:p>5.904</text:p>
          </table:table-cell>
          <table:table-cell office:value-type="float" office:value="43.255" calcext:value-type="float">
            <text:p>43.255</text:p>
          </table:table-cell>
          <table:table-cell office:value-type="float" office:value="18.927" calcext:value-type="float">
            <text:p>18.927</text:p>
          </table:table-cell>
          <table:table-cell office:value-type="float" office:value="4" calcext:value-type="float">
            <text:p>4</text:p>
          </table:table-cell>
          <table:table-cell office:value-type="float" office:value="96.456117187" calcext:value-type="float">
            <text:p>96.456117187</text:p>
          </table:table-cell>
          <table:table-cell/>
        </table:table-row>
        <table:table-row table:style-name="ro1">
          <table:table-cell office:value-type="string" calcext:value-type="string">
            <text:p>Wed May 20 02:16:27 2020</text:p>
          </table:table-cell>
          <table:table-cell office:value-type="float" office:value="5.905" calcext:value-type="float">
            <text:p>5.905</text:p>
          </table:table-cell>
          <table:table-cell office:value-type="float" office:value="43.257" calcext:value-type="float">
            <text:p>43.257</text:p>
          </table:table-cell>
          <table:table-cell office:value-type="float" office:value="18.934" calcext:value-type="float">
            <text:p>18.934</text:p>
          </table:table-cell>
          <table:table-cell office:value-type="float" office:value="4.02" calcext:value-type="float">
            <text:p>4.02</text:p>
          </table:table-cell>
          <table:table-cell office:value-type="float" office:value="96.453359375" calcext:value-type="float">
            <text:p>96.453359375</text:p>
          </table:table-cell>
          <table:table-cell/>
        </table:table-row>
        <table:table-row table:style-name="ro1">
          <table:table-cell office:value-type="string" calcext:value-type="string">
            <text:p>Wed May 20 02:16:33 2020</text:p>
          </table:table-cell>
          <table:table-cell office:value-type="float" office:value="5.902" calcext:value-type="float">
            <text:p>5.902</text:p>
          </table:table-cell>
          <table:table-cell office:value-type="float" office:value="43.28" calcext:value-type="float">
            <text:p>43.28</text:p>
          </table:table-cell>
          <table:table-cell office:value-type="float" office:value="18.408" calcext:value-type="float">
            <text:p>18.408</text:p>
          </table:table-cell>
          <table:table-cell office:value-type="float" office:value="3.98" calcext:value-type="float">
            <text:p>3.98</text:p>
          </table:table-cell>
          <table:table-cell office:value-type="float" office:value="96.45415625" calcext:value-type="float">
            <text:p>96.45415625</text:p>
          </table:table-cell>
          <table:table-cell/>
        </table:table-row>
        <table:table-row table:style-name="ro1">
          <table:table-cell office:value-type="string" calcext:value-type="string">
            <text:p>Wed May 20 02:16:39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257" calcext:value-type="float">
            <text:p>43.257</text:p>
          </table:table-cell>
          <table:table-cell office:value-type="float" office:value="17.72" calcext:value-type="float">
            <text:p>17.72</text:p>
          </table:table-cell>
          <table:table-cell office:value-type="float" office:value="4" calcext:value-type="float">
            <text:p>4</text:p>
          </table:table-cell>
          <table:table-cell office:value-type="float" office:value="96.458210937" calcext:value-type="float">
            <text:p>96.458210937</text:p>
          </table:table-cell>
          <table:table-cell/>
        </table:table-row>
        <table:table-row table:style-name="ro1">
          <table:table-cell office:value-type="string" calcext:value-type="string">
            <text:p>Wed May 20 02:16:45 2020</text:p>
          </table:table-cell>
          <table:table-cell office:value-type="float" office:value="5.9" calcext:value-type="float">
            <text:p>5.9</text:p>
          </table:table-cell>
          <table:table-cell office:value-type="float" office:value="43.26" calcext:value-type="float">
            <text:p>43.26</text:p>
          </table:table-cell>
          <table:table-cell office:value-type="float" office:value="17.446" calcext:value-type="float">
            <text:p>17.446</text:p>
          </table:table-cell>
          <table:table-cell office:value-type="float" office:value="3.96" calcext:value-type="float">
            <text:p>3.96</text:p>
          </table:table-cell>
          <table:table-cell office:value-type="float" office:value="96.453214843" calcext:value-type="float">
            <text:p>96.453214843</text:p>
          </table:table-cell>
          <table:table-cell/>
        </table:table-row>
        <table:table-row table:style-name="ro1">
          <table:table-cell office:value-type="string" calcext:value-type="string">
            <text:p>Wed May 20 02:16:51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267" calcext:value-type="float">
            <text:p>43.267</text:p>
          </table:table-cell>
          <table:table-cell office:value-type="float" office:value="17.57" calcext:value-type="float">
            <text:p>17.57</text:p>
          </table:table-cell>
          <table:table-cell office:value-type="float" office:value="3.96" calcext:value-type="float">
            <text:p>3.96</text:p>
          </table:table-cell>
          <table:table-cell office:value-type="float" office:value="96.459433593" calcext:value-type="float">
            <text:p>96.459433593</text:p>
          </table:table-cell>
          <table:table-cell/>
        </table:table-row>
        <table:table-row table:style-name="ro1">
          <table:table-cell office:value-type="string" calcext:value-type="string">
            <text:p>Wed May 20 02:16:57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295" calcext:value-type="float">
            <text:p>43.295</text:p>
          </table:table-cell>
          <table:table-cell office:value-type="float" office:value="18.466" calcext:value-type="float">
            <text:p>18.466</text:p>
          </table:table-cell>
          <table:table-cell office:value-type="float" office:value="3.97" calcext:value-type="float">
            <text:p>3.97</text:p>
          </table:table-cell>
          <table:table-cell office:value-type="float" office:value="96.453929687" calcext:value-type="float">
            <text:p>96.453929687</text:p>
          </table:table-cell>
          <table:table-cell/>
        </table:table-row>
        <table:table-row table:style-name="ro1">
          <table:table-cell office:value-type="string" calcext:value-type="string">
            <text:p>Wed May 20 02:17:03 2020</text:p>
          </table:table-cell>
          <table:table-cell office:value-type="float" office:value="5.898" calcext:value-type="float">
            <text:p>5.898</text:p>
          </table:table-cell>
          <table:table-cell office:value-type="float" office:value="43.288" calcext:value-type="float">
            <text:p>43.288</text:p>
          </table:table-cell>
          <table:table-cell office:value-type="float" office:value="18.379" calcext:value-type="float">
            <text:p>18.379</text:p>
          </table:table-cell>
          <table:table-cell office:value-type="float" office:value="3.99" calcext:value-type="float">
            <text:p>3.99</text:p>
          </table:table-cell>
          <table:table-cell office:value-type="float" office:value="96.453914062" calcext:value-type="float">
            <text:p>96.453914062</text:p>
          </table:table-cell>
          <table:table-cell/>
        </table:table-row>
        <table:table-row table:style-name="ro1">
          <table:table-cell office:value-type="string" calcext:value-type="string">
            <text:p>Wed May 20 02:17:08 2020</text:p>
          </table:table-cell>
          <table:table-cell office:value-type="float" office:value="5.908" calcext:value-type="float">
            <text:p>5.908</text:p>
          </table:table-cell>
          <table:table-cell office:value-type="float" office:value="43.3" calcext:value-type="float">
            <text:p>43.3</text:p>
          </table:table-cell>
          <table:table-cell office:value-type="float" office:value="18.127" calcext:value-type="float">
            <text:p>18.127</text:p>
          </table:table-cell>
          <table:table-cell office:value-type="float" office:value="3.94" calcext:value-type="float">
            <text:p>3.94</text:p>
          </table:table-cell>
          <table:table-cell office:value-type="float" office:value="96.453148437" calcext:value-type="float">
            <text:p>96.453148437</text:p>
          </table:table-cell>
          <table:table-cell/>
        </table:table-row>
        <table:table-row table:style-name="ro1">
          <table:table-cell office:value-type="string" calcext:value-type="string">
            <text:p>Wed May 20 02:17:14 2020</text:p>
          </table:table-cell>
          <table:table-cell office:value-type="float" office:value="5.912" calcext:value-type="float">
            <text:p>5.912</text:p>
          </table:table-cell>
          <table:table-cell office:value-type="float" office:value="43.333" calcext:value-type="float">
            <text:p>43.333</text:p>
          </table:table-cell>
          <table:table-cell office:value-type="float" office:value="17.597" calcext:value-type="float">
            <text:p>17.597</text:p>
          </table:table-cell>
          <table:table-cell office:value-type="float" office:value="3.93" calcext:value-type="float">
            <text:p>3.93</text:p>
          </table:table-cell>
          <table:table-cell office:value-type="float" office:value="96.451570312" calcext:value-type="float">
            <text:p>96.451570312</text:p>
          </table:table-cell>
          <table:table-cell/>
        </table:table-row>
        <table:table-row table:style-name="ro1">
          <table:table-cell office:value-type="string" calcext:value-type="string">
            <text:p>Wed May 20 02:17:20 2020</text:p>
          </table:table-cell>
          <table:table-cell office:value-type="float" office:value="5.899" calcext:value-type="float">
            <text:p>5.899</text:p>
          </table:table-cell>
          <table:table-cell office:value-type="float" office:value="43.295" calcext:value-type="float">
            <text:p>43.295</text:p>
          </table:table-cell>
          <table:table-cell office:value-type="float" office:value="18.124" calcext:value-type="float">
            <text:p>18.124</text:p>
          </table:table-cell>
          <table:table-cell office:value-type="float" office:value="3.93" calcext:value-type="float">
            <text:p>3.93</text:p>
          </table:table-cell>
          <table:table-cell office:value-type="float" office:value="96.454664062" calcext:value-type="float">
            <text:p>96.454664062</text:p>
          </table:table-cell>
          <table:table-cell/>
        </table:table-row>
        <table:table-row table:style-name="ro1">
          <table:table-cell office:value-type="string" calcext:value-type="string">
            <text:p>Wed May 20 02:17:26 2020</text:p>
          </table:table-cell>
          <table:table-cell office:value-type="float" office:value="5.903" calcext:value-type="float">
            <text:p>5.903</text:p>
          </table:table-cell>
          <table:table-cell office:value-type="float" office:value="43.323" calcext:value-type="float">
            <text:p>43.323</text:p>
          </table:table-cell>
          <table:table-cell office:value-type="float" office:value="17.64" calcext:value-type="float">
            <text:p>17.64</text:p>
          </table:table-cell>
          <table:table-cell office:value-type="float" office:value="3.89" calcext:value-type="float">
            <text:p>3.89</text:p>
          </table:table-cell>
          <table:table-cell office:value-type="float" office:value="96.454" calcext:value-type="float">
            <text:p>96.4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9T18:37:26.754202408</dc:date>
    <meta:editing-duration>PT9M19S</meta:editing-duration>
    <meta:editing-cycles>1</meta:editing-cycles>
    <meta:document-statistic meta:table-count="1" meta:cell-count="1094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5cm" svg:y="0.316cm" chart:style-name="ch2">
          <text:p>Exhaust Fan Temperature</text:p>
        </chart:title>
        <chart:plot-area chart:style-name="ch3" table:cell-range-address="'Log_Wed_May_20_01-33-06_2020'.C4:'Log_Wed_May_20_01-33-06_2020'.C185" chart:data-source-has-labels="row" svg:x="1.331cm" svg:y="1.275cm" svg:width="14.349cm" svg:height="6.564cm">
          <chartooo:coordinate-region svg:x="1.952cm" svg:y="1.396cm" svg:width="13.728cm" svg:height="5.441cm"/>
          <chart:axis chart:dimension="x" chart:name="primary-x" chart:style-name="ch4">
            <chart:title svg:x="8.091cm" svg:y="8.019cm" chart:style-name="ch5">
              <text:p>Time</text:p>
            </chart:title>
          </chart:axis>
          <chart:axis chart:dimension="y" chart:name="primary-y" chart:style-name="ch4">
            <chart:title svg:x="0.451cm" svg:y="5.805cm" chart:style-name="ch6">
              <text:p>Temperature (C)</text:p>
            </chart:title>
            <chart:grid chart:style-name="ch7" chart:class="major"/>
          </chart:axis>
          <chart:series chart:style-name="ch8" chart:values-cell-range-address="'Log_Wed_May_20_01-33-06_2020'.C5:'Log_Wed_May_20_01-33-06_2020'.C185" chart:label-cell-address="'Log_Wed_May_20_01-33-06_2020'.C4:'Log_Wed_May_20_01-33-06_2020'.C4" chart:class="chart:line">
            <chart:data-point chart:repeated="1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 (C)</text:p>
                <draw:g>
                  <svg:desc>'Log_Wed_May_20_01-33-06_2020'.C4:'Log_Wed_May_20_01-33-06_2020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77">
                <text:p>30.77</text:p>
                <draw:g>
                  <svg:desc>'Log_Wed_May_20_01-33-06_2020'.C5:'Log_Wed_May_20_01-33-06_2020'.C1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732">
                <text:p>30.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739">
                <text:p>30.7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792">
                <text:p>30.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664">
                <text:p>30.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712">
                <text:p>30.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744">
                <text:p>30.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702">
                <text:p>30.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634">
                <text:p>30.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626">
                <text:p>30.6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588">
                <text:p>30.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686">
                <text:p>30.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795">
                <text:p>30.7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27">
                <text:p>30.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963">
                <text:p>30.9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961">
                <text:p>30.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.973">
                <text:p>30.9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067">
                <text:p>31.0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989">
                <text:p>30.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021">
                <text:p>31.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099">
                <text:p>31.0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132">
                <text:p>31.1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.135">
                <text:p>31.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243">
                <text:p>31.2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23">
                <text:p>31.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.323">
                <text:p>31.3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.22">
                <text:p>31.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369">
                <text:p>31.3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.341">
                <text:p>31.3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.359">
                <text:p>31.3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366">
                <text:p>31.3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552">
                <text:p>32.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97">
                <text:p>33.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276">
                <text:p>35.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.185">
                <text:p>36.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807">
                <text:p>36.8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399">
                <text:p>37.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91">
                <text:p>37.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365">
                <text:p>38.3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.766">
                <text:p>38.7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.186">
                <text:p>39.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.491">
                <text:p>39.4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.775">
                <text:p>39.7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.05">
                <text:p>4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.254">
                <text:p>40.2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.412">
                <text:p>40.4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.586">
                <text:p>40.5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.714">
                <text:p>40.7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.868">
                <text:p>40.8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.976">
                <text:p>40.9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.145">
                <text:p>41.1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.228">
                <text:p>41.2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.331">
                <text:p>41.3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.419">
                <text:p>41.4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.558">
                <text:p>41.5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.591">
                <text:p>41.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.684">
                <text:p>41.6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.797">
                <text:p>41.7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.79">
                <text:p>41.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.837">
                <text:p>41.8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.966">
                <text:p>41.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.948">
                <text:p>41.9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.001">
                <text:p>42.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.069">
                <text:p>42.0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.082">
                <text:p>42.0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.114">
                <text:p>42.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.162">
                <text:p>42.1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.19">
                <text:p>42.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.223">
                <text:p>42.2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.291">
                <text:p>42.2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.283">
                <text:p>42.2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.306">
                <text:p>42.3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.318">
                <text:p>42.3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.331">
                <text:p>42.3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379">
                <text:p>42.3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.416">
                <text:p>42.4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.469">
                <text:p>42.4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.442">
                <text:p>42.4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.474">
                <text:p>42.4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.532">
                <text:p>42.5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.545">
                <text:p>42.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.542">
                <text:p>42.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.605">
                <text:p>42.6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.618">
                <text:p>42.6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.615">
                <text:p>42.6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.663">
                <text:p>42.6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.635">
                <text:p>42.6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.648">
                <text:p>42.6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.671">
                <text:p>42.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.643">
                <text:p>42.6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.686">
                <text:p>42.6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.673">
                <text:p>42.6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.676">
                <text:p>42.6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.668">
                <text:p>42.6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.706">
                <text:p>42.7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.653">
                <text:p>42.6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.661">
                <text:p>42.6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.698">
                <text:p>42.6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.716">
                <text:p>42.7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.714">
                <text:p>42.7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.721">
                <text:p>42.7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.764">
                <text:p>42.7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.736">
                <text:p>42.7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.754">
                <text:p>42.7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.781">
                <text:p>42.7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.754">
                <text:p>42.7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.776">
                <text:p>42.7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.789">
                <text:p>42.7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.832">
                <text:p>42.8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.779">
                <text:p>42.7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.847">
                <text:p>42.8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.854">
                <text:p>42.8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.867">
                <text:p>42.8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.844">
                <text:p>42.8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.832">
                <text:p>42.8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.849">
                <text:p>42.8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.842">
                <text:p>42.8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.865">
                <text:p>42.8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.907">
                <text:p>42.9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.88">
                <text:p>42.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.882">
                <text:p>42.8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.91">
                <text:p>42.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.988">
                <text:p>42.9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.965">
                <text:p>42.9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.978">
                <text:p>42.9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.96">
                <text:p>42.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.983">
                <text:p>42.9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.011">
                <text:p>43.0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3.043">
                <text:p>43.0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.046">
                <text:p>43.0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.038">
                <text:p>43.0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.026">
                <text:p>43.0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.069">
                <text:p>43.0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.086">
                <text:p>43.0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.079">
                <text:p>43.0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.101">
                <text:p>43.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.114">
                <text:p>43.1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.116">
                <text:p>43.1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.089">
                <text:p>43.0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3.091">
                <text:p>43.0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.134">
                <text:p>43.1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.099">
                <text:p>43.0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.147">
                <text:p>43.1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.154">
                <text:p>43.1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.147">
                <text:p>43.1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3.174">
                <text:p>43.1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3.157">
                <text:p>43.1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3.174">
                <text:p>43.1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3.182">
                <text:p>43.1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3.179">
                <text:p>43.1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.177">
                <text:p>43.1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.204">
                <text:p>43.2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.182">
                <text:p>43.1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.26">
                <text:p>43.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.197">
                <text:p>43.1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.23">
                <text:p>43.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.252">
                <text:p>43.2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.255">
                <text:p>43.2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3.277">
                <text:p>43.2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3.272">
                <text:p>43.2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3.295">
                <text:p>43.2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.288">
                <text:p>43.2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.252">
                <text:p>43.2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.29">
                <text:p>43.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.247">
                <text:p>43.2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.255">
                <text:p>43.2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.257">
                <text:p>43.2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.28">
                <text:p>43.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.257">
                <text:p>43.2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.26">
                <text:p>43.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.267">
                <text:p>43.2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.295">
                <text:p>43.2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3.288">
                <text:p>43.2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3.333">
                <text:p>43.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3.295">
                <text:p>43.2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3.323">
                <text:p>43.3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